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in-of-0-to-402" table:style-name="ta1">
        <table:table-column table:style-name="co1" table:default-cell-style-name="ce1"/>
        <table:table-row table:style-name="ro1">
          <table:table-cell table:formula="of:=SIN([$'0-to-402'.A1]/64)" office:value-type="float" office:value="0" calcext:value-type="float">
            <text:p>0.00000000000000000</text:p>
          </table:table-cell>
        </table:table-row>
        <table:table-row table:style-name="ro1">
          <table:table-cell table:formula="of:=SIN([$'0-to-402'.A2]/64)" office:value-type="float" office:value="0.0156243642248834" calcext:value-type="float">
            <text:p>0.01562436422488340</text:p>
          </table:table-cell>
        </table:table-row>
        <table:table-row table:style-name="ro1">
          <table:table-cell table:formula="of:=SIN([$'0-to-402'.A3]/64)" office:value-type="float" office:value="0.0312449139853261" calcext:value-type="float">
            <text:p>0.03124491398532610</text:p>
          </table:table-cell>
        </table:table-row>
        <table:table-row table:style-name="ro1">
          <table:table-cell table:formula="of:=SIN([$'0-to-402'.A4]/64)" office:value-type="float" office:value="0.0468578357481342" calcext:value-type="float">
            <text:p>0.04685783574813420</text:p>
          </table:table-cell>
        </table:table-row>
        <table:table-row table:style-name="ro1">
          <table:table-cell table:formula="of:=SIN([$'0-to-402'.A5]/64)" office:value-type="float" office:value="0.0624593178423802" calcext:value-type="float">
            <text:p>0.06245931784238020</text:p>
          </table:table-cell>
        </table:table-row>
        <table:table-row table:style-name="ro1">
          <table:table-cell table:formula="of:=SIN([$'0-to-402'.A6]/64)" office:value-type="float" office:value="0.0780455513899673" calcext:value-type="float">
            <text:p>0.07804555138996730</text:p>
          </table:table-cell>
        </table:table-row>
        <table:table-row table:style-name="ro1">
          <table:table-cell table:formula="of:=SIN([$'0-to-402'.A7]/64)" office:value-type="float" office:value="0.0936127312355129" calcext:value-type="float">
            <text:p>0.09361273123551290</text:p>
          </table:table-cell>
        </table:table-row>
        <table:table-row table:style-name="ro1">
          <table:table-cell table:formula="of:=SIN([$'0-to-402'.A8]/64)" office:value-type="float" office:value="0.109157056875322" calcext:value-type="float">
            <text:p>0.10915705687532200</text:p>
          </table:table-cell>
        </table:table-row>
        <table:table-row table:style-name="ro1">
          <table:table-cell table:formula="of:=SIN([$'0-to-402'.A9]/64)" office:value-type="float" office:value="0.124674733385228" calcext:value-type="float">
            <text:p>0.12467473338522800</text:p>
          </table:table-cell>
        </table:table-row>
        <table:table-row table:style-name="ro1">
          <table:table-cell table:formula="of:=SIN([$'0-to-402'.A10]/64)" office:value-type="float" office:value="0.140161972347064" calcext:value-type="float">
            <text:p>0.14016197234706400</text:p>
          </table:table-cell>
        </table:table-row>
        <table:table-row table:style-name="ro1">
          <table:table-cell table:formula="of:=SIN([$'0-to-402'.A11]/64)" office:value-type="float" office:value="0.155614992773556" calcext:value-type="float">
            <text:p>0.15561499277355600</text:p>
          </table:table-cell>
        </table:table-row>
        <table:table-row table:style-name="ro1">
          <table:table-cell table:formula="of:=SIN([$'0-to-402'.A12]/64)" office:value-type="float" office:value="0.171030022031395" calcext:value-type="float">
            <text:p>0.17103002203139500</text:p>
          </table:table-cell>
        </table:table-row>
        <table:table-row table:style-name="ro1">
          <table:table-cell table:formula="of:=SIN([$'0-to-402'.A13]/64)" office:value-type="float" office:value="0.18640329676227" calcext:value-type="float">
            <text:p>0.18640329676227000</text:p>
          </table:table-cell>
        </table:table-row>
        <table:table-row table:style-name="ro1">
          <table:table-cell table:formula="of:=SIN([$'0-to-402'.A14]/64)" office:value-type="float" office:value="0.201731063801639" calcext:value-type="float">
            <text:p>0.20173106380163900</text:p>
          </table:table-cell>
        </table:table-row>
        <table:table-row table:style-name="ro1">
          <table:table-cell table:formula="of:=SIN([$'0-to-402'.A15]/64)" office:value-type="float" office:value="0.21700958109501" calcext:value-type="float">
            <text:p>0.21700958109501000</text:p>
          </table:table-cell>
        </table:table-row>
        <table:table-row table:style-name="ro1">
          <table:table-cell table:formula="of:=SIN([$'0-to-402'.A16]/64)" office:value-type="float" office:value="0.232235118611511" calcext:value-type="float">
            <text:p>0.23223511861151100</text:p>
          </table:table-cell>
        </table:table-row>
        <table:table-row table:style-name="ro1">
          <table:table-cell table:formula="of:=SIN([$'0-to-402'.A17]/64)" office:value-type="float" office:value="0.247403959254523" calcext:value-type="float">
            <text:p>0.24740395925452300</text:p>
          </table:table-cell>
        </table:table-row>
        <table:table-row table:style-name="ro1">
          <table:table-cell table:formula="of:=SIN([$'0-to-402'.A18]/64)" office:value-type="float" office:value="0.262512399769153" calcext:value-type="float">
            <text:p>0.26251239976915300</text:p>
          </table:table-cell>
        </table:table-row>
        <table:table-row table:style-name="ro1">
          <table:table-cell table:formula="of:=SIN([$'0-to-402'.A19]/64)" office:value-type="float" office:value="0.277556751646336" calcext:value-type="float">
            <text:p>0.27755675164633600</text:p>
          </table:table-cell>
        </table:table-row>
        <table:table-row table:style-name="ro1">
          <table:table-cell table:formula="of:=SIN([$'0-to-402'.A20]/64)" office:value-type="float" office:value="0.292533342023327" calcext:value-type="float">
            <text:p>0.29253334202332700</text:p>
          </table:table-cell>
        </table:table-row>
        <table:table-row table:style-name="ro1">
          <table:table-cell table:formula="of:=SIN([$'0-to-402'.A21]/64)" office:value-type="float" office:value="0.307438514580381" calcext:value-type="float">
            <text:p>0.30743851458038100</text:p>
          </table:table-cell>
        </table:table-row>
        <table:table-row table:style-name="ro1">
          <table:table-cell table:formula="of:=SIN([$'0-to-402'.A22]/64)" office:value-type="float" office:value="0.322268630433387" calcext:value-type="float">
            <text:p>0.32226863043338700</text:p>
          </table:table-cell>
        </table:table-row>
        <table:table-row table:style-name="ro1">
          <table:table-cell table:formula="of:=SIN([$'0-to-402'.A23]/64)" office:value-type="float" office:value="0.337020069022253" calcext:value-type="float">
            <text:p>0.33702006902225300</text:p>
          </table:table-cell>
        </table:table-row>
        <table:table-row table:style-name="ro1">
          <table:table-cell table:formula="of:=SIN([$'0-to-402'.A24]/64)" office:value-type="float" office:value="0.351689228994814" calcext:value-type="float">
            <text:p>0.35168922899481400</text:p>
          </table:table-cell>
        </table:table-row>
        <table:table-row table:style-name="ro1">
          <table:table-cell table:formula="of:=SIN([$'0-to-402'.A25]/64)" office:value-type="float" office:value="0.366272529086048" calcext:value-type="float">
            <text:p>0.36627252908604800</text:p>
          </table:table-cell>
        </table:table-row>
        <table:table-row table:style-name="ro1">
          <table:table-cell table:formula="of:=SIN([$'0-to-402'.A26]/64)" office:value-type="float" office:value="0.38076640899239" calcext:value-type="float">
            <text:p>0.38076640899239000</text:p>
          </table:table-cell>
        </table:table-row>
        <table:table-row table:style-name="ro1">
          <table:table-cell table:formula="of:=SIN([$'0-to-402'.A27]/64)" office:value-type="float" office:value="0.395167330240934" calcext:value-type="float">
            <text:p>0.39516733024093400</text:p>
          </table:table-cell>
        </table:table-row>
        <table:table-row table:style-name="ro1">
          <table:table-cell table:formula="of:=SIN([$'0-to-402'.A28]/64)" office:value-type="float" office:value="0.409471777053295" calcext:value-type="float">
            <text:p>0.40947177705329500</text:p>
          </table:table-cell>
        </table:table-row>
        <table:table-row table:style-name="ro1">
          <table:table-cell table:formula="of:=SIN([$'0-to-402'.A29]/64)" office:value-type="float" office:value="0.423676257203938" calcext:value-type="float">
            <text:p>0.42367625720393800</text:p>
          </table:table-cell>
        </table:table-row>
        <table:table-row table:style-name="ro1">
          <table:table-cell table:formula="of:=SIN([$'0-to-402'.A30]/64)" office:value-type="float" office:value="0.437777302872755" calcext:value-type="float">
            <text:p>0.43777730287275500</text:p>
          </table:table-cell>
        </table:table-row>
        <table:table-row table:style-name="ro1">
          <table:table-cell table:formula="of:=SIN([$'0-to-402'.A31]/64)" office:value-type="float" office:value="0.451771471491684" calcext:value-type="float">
            <text:p>0.45177147149168400</text:p>
          </table:table-cell>
        </table:table-row>
        <table:table-row table:style-name="ro1">
          <table:table-cell table:formula="of:=SIN([$'0-to-402'.A32]/64)" office:value-type="float" office:value="0.46565534658516" calcext:value-type="float">
            <text:p>0.46565534658516000</text:p>
          </table:table-cell>
        </table:table-row>
        <table:table-row table:style-name="ro1">
          <table:table-cell table:formula="of:=SIN([$'0-to-402'.A33]/64)" office:value-type="float" office:value="0.479425538604203" calcext:value-type="float">
            <text:p>0.47942553860420300</text:p>
          </table:table-cell>
        </table:table-row>
        <table:table-row table:style-name="ro1">
          <table:table-cell table:formula="of:=SIN([$'0-to-402'.A34]/64)" office:value-type="float" office:value="0.493078685753923" calcext:value-type="float">
            <text:p>0.49307868575392300</text:p>
          </table:table-cell>
        </table:table-row>
        <table:table-row table:style-name="ro1">
          <table:table-cell table:formula="of:=SIN([$'0-to-402'.A35]/64)" office:value-type="float" office:value="0.506611454814257" calcext:value-type="float">
            <text:p>0.50661145481425700</text:p>
          </table:table-cell>
        </table:table-row>
        <table:table-row table:style-name="ro1">
          <table:table-cell table:formula="of:=SIN([$'0-to-402'.A36]/64)" office:value-type="float" office:value="0.520020541953727" calcext:value-type="float">
            <text:p>0.52002054195372700</text:p>
          </table:table-cell>
        </table:table-row>
        <table:table-row table:style-name="ro1">
          <table:table-cell table:formula="of:=SIN([$'0-to-402'.A37]/64)" office:value-type="float" office:value="0.53330267353602" calcext:value-type="float">
            <text:p>0.53330267353602000</text:p>
          </table:table-cell>
        </table:table-row>
        <table:table-row table:style-name="ro1">
          <table:table-cell table:formula="of:=SIN([$'0-to-402'.A38]/64)" office:value-type="float" office:value="0.546454606919204" calcext:value-type="float">
            <text:p>0.54645460691920400</text:p>
          </table:table-cell>
        </table:table-row>
        <table:table-row table:style-name="ro1">
          <table:table-cell table:formula="of:=SIN([$'0-to-402'.A39]/64)" office:value-type="float" office:value="0.559473131247367" calcext:value-type="float">
            <text:p>0.55947313124736700</text:p>
          </table:table-cell>
        </table:table-row>
        <table:table-row table:style-name="ro1">
          <table:table-cell table:formula="of:=SIN([$'0-to-402'.A40]/64)" office:value-type="float" office:value="0.572355068234507" calcext:value-type="float">
            <text:p>0.57235506823450700</text:p>
          </table:table-cell>
        </table:table-row>
        <table:table-row table:style-name="ro1">
          <table:table-cell table:formula="of:=SIN([$'0-to-402'.A41]/64)" office:value-type="float" office:value="0.585097272940462" calcext:value-type="float">
            <text:p>0.58509727294046200</text:p>
          </table:table-cell>
        </table:table-row>
        <table:table-row table:style-name="ro1">
          <table:table-cell table:formula="of:=SIN([$'0-to-402'.A42]/64)" office:value-type="float" office:value="0.597696634538701" calcext:value-type="float">
            <text:p>0.59769663453870100</text:p>
          </table:table-cell>
        </table:table-row>
        <table:table-row table:style-name="ro1">
          <table:table-cell table:formula="of:=SIN([$'0-to-402'.A43]/64)" office:value-type="float" office:value="0.610150077075791" calcext:value-type="float">
            <text:p>0.61015007707579100</text:p>
          </table:table-cell>
        </table:table-row>
        <table:table-row table:style-name="ro1">
          <table:table-cell table:formula="of:=SIN([$'0-to-402'.A44]/64)" office:value-type="float" office:value="0.622454560222344" calcext:value-type="float">
            <text:p>0.62245456022234400</text:p>
          </table:table-cell>
        </table:table-row>
        <table:table-row table:style-name="ro1">
          <table:table-cell table:formula="of:=SIN([$'0-to-402'.A45]/64)" office:value-type="float" office:value="0.634607080015269" calcext:value-type="float">
            <text:p>0.63460708001526900</text:p>
          </table:table-cell>
        </table:table-row>
        <table:table-row table:style-name="ro1">
          <table:table-cell table:formula="of:=SIN([$'0-to-402'.A46]/64)" office:value-type="float" office:value="0.646604669591152" calcext:value-type="float">
            <text:p>0.64660466959115200</text:p>
          </table:table-cell>
        </table:table-row>
        <table:table-row table:style-name="ro1">
          <table:table-cell table:formula="of:=SIN([$'0-to-402'.A47]/64)" office:value-type="float" office:value="0.658444399910568" calcext:value-type="float">
            <text:p>0.65844439991056800</text:p>
          </table:table-cell>
        </table:table-row>
        <table:table-row table:style-name="ro1">
          <table:table-cell table:formula="of:=SIN([$'0-to-402'.A48]/64)" office:value-type="float" office:value="0.670123380473163" calcext:value-type="float">
            <text:p>0.67012338047316300</text:p>
          </table:table-cell>
        </table:table-row>
        <table:table-row table:style-name="ro1">
          <table:table-cell table:formula="of:=SIN([$'0-to-402'.A49]/64)" office:value-type="float" office:value="0.681638760023334" calcext:value-type="float">
            <text:p>0.68163876002333400</text:p>
          </table:table-cell>
        </table:table-row>
        <table:table-row table:style-name="ro1">
          <table:table-cell table:formula="of:=SIN([$'0-to-402'.A50]/64)" office:value-type="float" office:value="0.692987727246318" calcext:value-type="float">
            <text:p>0.69298772724631800</text:p>
          </table:table-cell>
        </table:table-row>
        <table:table-row table:style-name="ro1">
          <table:table-cell table:formula="of:=SIN([$'0-to-402'.A51]/64)" office:value-type="float" office:value="0.704167511454534" calcext:value-type="float">
            <text:p>0.70416751145453400</text:p>
          </table:table-cell>
        </table:table-row>
        <table:table-row table:style-name="ro1">
          <table:table-cell table:formula="of:=SIN([$'0-to-402'.A52]/64)" office:value-type="float" office:value="0.715175383264008" calcext:value-type="float">
            <text:p>0.71517538326400800</text:p>
          </table:table-cell>
        </table:table-row>
        <table:table-row table:style-name="ro1">
          <table:table-cell table:formula="of:=SIN([$'0-to-402'.A53]/64)" office:value-type="float" office:value="0.726008655260713" calcext:value-type="float">
            <text:p>0.72600865526071300</text:p>
          </table:table-cell>
        </table:table-row>
        <table:table-row table:style-name="ro1">
          <table:table-cell table:formula="of:=SIN([$'0-to-402'.A54]/64)" office:value-type="float" office:value="0.736664682656661" calcext:value-type="float">
            <text:p>0.73666468265666100</text:p>
          </table:table-cell>
        </table:table-row>
        <table:table-row table:style-name="ro1">
          <table:table-cell table:formula="of:=SIN([$'0-to-402'.A55]/64)" office:value-type="float" office:value="0.747140863935594" calcext:value-type="float">
            <text:p>0.74714086393559400</text:p>
          </table:table-cell>
        </table:table-row>
        <table:table-row table:style-name="ro1">
          <table:table-cell table:formula="of:=SIN([$'0-to-402'.A56]/64)" office:value-type="float" office:value="0.757434641488101" calcext:value-type="float">
            <text:p>0.75743464148810100</text:p>
          </table:table-cell>
        </table:table-row>
        <table:table-row table:style-name="ro1">
          <table:table-cell table:formula="of:=SIN([$'0-to-402'.A57]/64)" office:value-type="float" office:value="0.767543502236027" calcext:value-type="float">
            <text:p>0.76754350223602700</text:p>
          </table:table-cell>
        </table:table-row>
        <table:table-row table:style-name="ro1">
          <table:table-cell table:formula="of:=SIN([$'0-to-402'.A58]/64)" office:value-type="float" office:value="0.777464978246001" calcext:value-type="float">
            <text:p>0.77746497824600100</text:p>
          </table:table-cell>
        </table:table-row>
        <table:table-row table:style-name="ro1">
          <table:table-cell table:formula="of:=SIN([$'0-to-402'.A59]/64)" office:value-type="float" office:value="0.787196647331949" calcext:value-type="float">
            <text:p>0.78719664733194900</text:p>
          </table:table-cell>
        </table:table-row>
        <table:table-row table:style-name="ro1">
          <table:table-cell table:formula="of:=SIN([$'0-to-402'.A60]/64)" office:value-type="float" office:value="0.796736133646436" calcext:value-type="float">
            <text:p>0.79673613364643600</text:p>
          </table:table-cell>
        </table:table-row>
        <table:table-row table:style-name="ro1">
          <table:table-cell table:formula="of:=SIN([$'0-to-402'.A61]/64)" office:value-type="float" office:value="0.806081108260693" calcext:value-type="float">
            <text:p>0.80608110826069300</text:p>
          </table:table-cell>
        </table:table-row>
        <table:table-row table:style-name="ro1">
          <table:table-cell table:formula="of:=SIN([$'0-to-402'.A62]/64)" office:value-type="float" office:value="0.815229289733194" calcext:value-type="float">
            <text:p>0.81522928973319400</text:p>
          </table:table-cell>
        </table:table-row>
        <table:table-row table:style-name="ro1">
          <table:table-cell table:formula="of:=SIN([$'0-to-402'.A63]/64)" office:value-type="float" office:value="0.824178444666637" calcext:value-type="float">
            <text:p>0.82417844466663700</text:p>
          </table:table-cell>
        </table:table-row>
        <table:table-row table:style-name="ro1">
          <table:table-cell table:formula="of:=SIN([$'0-to-402'.A64]/64)" office:value-type="float" office:value="0.832926388253192" calcext:value-type="float">
            <text:p>0.83292638825319200</text:p>
          </table:table-cell>
        </table:table-row>
        <table:table-row table:style-name="ro1">
          <table:table-cell table:formula="of:=SIN([$'0-to-402'.A65]/64)" office:value-type="float" office:value="0.841470984807896" calcext:value-type="float">
            <text:p>0.84147098480789600</text:p>
          </table:table-cell>
        </table:table-row>
        <table:table-row table:style-name="ro1">
          <table:table-cell table:formula="of:=SIN([$'0-to-402'.A66]/64)" office:value-type="float" office:value="0.849810148290048" calcext:value-type="float">
            <text:p>0.84981014829004800</text:p>
          </table:table-cell>
        </table:table-row>
        <table:table-row table:style-name="ro1">
          <table:table-cell table:formula="of:=SIN([$'0-to-402'.A67]/64)" office:value-type="float" office:value="0.857941842812483" calcext:value-type="float">
            <text:p>0.85794184281248300</text:p>
          </table:table-cell>
        </table:table-row>
        <table:table-row table:style-name="ro1">
          <table:table-cell table:formula="of:=SIN([$'0-to-402'.A68]/64)" office:value-type="float" office:value="0.865864083138609" calcext:value-type="float">
            <text:p>0.86586408313860900</text:p>
          </table:table-cell>
        </table:table-row>
        <table:table-row table:style-name="ro1">
          <table:table-cell table:formula="of:=SIN([$'0-to-402'.A69]/64)" office:value-type="float" office:value="0.873574935167071" calcext:value-type="float">
            <text:p>0.87357493516707100</text:p>
          </table:table-cell>
        </table:table-row>
        <table:table-row table:style-name="ro1">
          <table:table-cell table:formula="of:=SIN([$'0-to-402'.A70]/64)" office:value-type="float" office:value="0.881072516403935" calcext:value-type="float">
            <text:p>0.88107251640393500</text:p>
          </table:table-cell>
        </table:table-row>
        <table:table-row table:style-name="ro1">
          <table:table-cell table:formula="of:=SIN([$'0-to-402'.A71]/64)" office:value-type="float" office:value="0.888354996422273" calcext:value-type="float">
            <text:p>0.88835499642227300</text:p>
          </table:table-cell>
        </table:table-row>
        <table:table-row table:style-name="ro1">
          <table:table-cell table:formula="of:=SIN([$'0-to-402'.A72]/64)" office:value-type="float" office:value="0.895420597309034" calcext:value-type="float">
            <text:p>0.89542059730903400</text:p>
          </table:table-cell>
        </table:table-row>
        <table:table-row table:style-name="ro1">
          <table:table-cell table:formula="of:=SIN([$'0-to-402'.A73]/64)" office:value-type="float" office:value="0.902267594099095" calcext:value-type="float">
            <text:p>0.90226759409909500</text:p>
          </table:table-cell>
        </table:table-row>
        <table:table-row table:style-name="ro1">
          <table:table-cell table:formula="of:=SIN([$'0-to-402'.A74]/64)" office:value-type="float" office:value="0.908894315196391" calcext:value-type="float">
            <text:p>0.90889431519639100</text:p>
          </table:table-cell>
        </table:table-row>
        <table:table-row table:style-name="ro1">
          <table:table-cell table:formula="of:=SIN([$'0-to-402'.A75]/64)" office:value-type="float" office:value="0.915299142782007" calcext:value-type="float">
            <text:p>0.91529914278200700</text:p>
          </table:table-cell>
        </table:table-row>
        <table:table-row table:style-name="ro1">
          <table:table-cell table:formula="of:=SIN([$'0-to-402'.A76]/64)" office:value-type="float" office:value="0.921480513209144" calcext:value-type="float">
            <text:p>0.92148051320914400</text:p>
          </table:table-cell>
        </table:table-row>
        <table:table-row table:style-name="ro1">
          <table:table-cell table:formula="of:=SIN([$'0-to-402'.A77]/64)" office:value-type="float" office:value="0.927436917384868" calcext:value-type="float">
            <text:p>0.92743691738486800</text:p>
          </table:table-cell>
        </table:table-row>
        <table:table-row table:style-name="ro1">
          <table:table-cell table:formula="of:=SIN([$'0-to-402'.A78]/64)" office:value-type="float" office:value="0.933166901138524" calcext:value-type="float">
            <text:p>0.93316690113852400</text:p>
          </table:table-cell>
        </table:table-row>
        <table:table-row table:style-name="ro1">
          <table:table-cell table:formula="of:=SIN([$'0-to-402'.A79]/64)" office:value-type="float" office:value="0.93866906557676" calcext:value-type="float">
            <text:p>0.93866906557676000</text:p>
          </table:table-cell>
        </table:table-row>
        <table:table-row table:style-name="ro1">
          <table:table-cell table:formula="of:=SIN([$'0-to-402'.A80]/64)" office:value-type="float" office:value="0.943942067425039" calcext:value-type="float">
            <text:p>0.94394206742503900</text:p>
          </table:table-cell>
        </table:table-row>
        <table:table-row table:style-name="ro1">
          <table:table-cell table:formula="of:=SIN([$'0-to-402'.A81]/64)" office:value-type="float" office:value="0.948984619355586" calcext:value-type="float">
            <text:p>0.94898461935558600</text:p>
          </table:table-cell>
        </table:table-row>
        <table:table-row table:style-name="ro1">
          <table:table-cell table:formula="of:=SIN([$'0-to-402'.A82]/64)" office:value-type="float" office:value="0.953795490301668" calcext:value-type="float">
            <text:p>0.95379549030166800</text:p>
          </table:table-cell>
        </table:table-row>
        <table:table-row table:style-name="ro1">
          <table:table-cell table:formula="of:=SIN([$'0-to-402'.A83]/64)" office:value-type="float" office:value="0.95837350575814" calcext:value-type="float">
            <text:p>0.95837350575814000</text:p>
          </table:table-cell>
        </table:table-row>
        <table:table-row table:style-name="ro1">
          <table:table-cell table:formula="of:=SIN([$'0-to-402'.A84]/64)" office:value-type="float" office:value="0.962717548068186" calcext:value-type="float">
            <text:p>0.96271754806818600</text:p>
          </table:table-cell>
        </table:table-row>
        <table:table-row table:style-name="ro1">
          <table:table-cell table:formula="of:=SIN([$'0-to-402'.A85]/64)" office:value-type="float" office:value="0.96682655669618" calcext:value-type="float">
            <text:p>0.96682655669618000</text:p>
          </table:table-cell>
        </table:table-row>
        <table:table-row table:style-name="ro1">
          <table:table-cell table:formula="of:=SIN([$'0-to-402'.A86]/64)" office:value-type="float" office:value="0.970699528486596" calcext:value-type="float">
            <text:p>0.97069952848659600</text:p>
          </table:table-cell>
        </table:table-row>
        <table:table-row table:style-name="ro1">
          <table:table-cell table:formula="of:=SIN([$'0-to-402'.A87]/64)" office:value-type="float" office:value="0.974335517908917" calcext:value-type="float">
            <text:p>0.97433551790891700</text:p>
          </table:table-cell>
        </table:table-row>
        <table:table-row table:style-name="ro1">
          <table:table-cell table:formula="of:=SIN([$'0-to-402'.A88]/64)" office:value-type="float" office:value="0.977733637288474" calcext:value-type="float">
            <text:p>0.97773363728847400</text:p>
          </table:table-cell>
        </table:table-row>
        <table:table-row table:style-name="ro1">
          <table:table-cell table:formula="of:=SIN([$'0-to-402'.A89]/64)" office:value-type="float" office:value="0.980893057023156" calcext:value-type="float">
            <text:p>0.98089305702315600</text:p>
          </table:table-cell>
        </table:table-row>
        <table:table-row table:style-name="ro1">
          <table:table-cell table:formula="of:=SIN([$'0-to-402'.A90]/64)" office:value-type="float" office:value="0.983813005785946" calcext:value-type="float">
            <text:p>0.98381300578594600</text:p>
          </table:table-cell>
        </table:table-row>
        <table:table-row table:style-name="ro1">
          <table:table-cell table:formula="of:=SIN([$'0-to-402'.A91]/64)" office:value-type="float" office:value="0.986492770713234" calcext:value-type="float">
            <text:p>0.98649277071323400</text:p>
          </table:table-cell>
        </table:table-row>
        <table:table-row table:style-name="ro1">
          <table:table-cell table:formula="of:=SIN([$'0-to-402'.A92]/64)" office:value-type="float" office:value="0.988931697578844" calcext:value-type="float">
            <text:p>0.98893169757884400</text:p>
          </table:table-cell>
        </table:table-row>
        <table:table-row table:style-name="ro1">
          <table:table-cell table:formula="of:=SIN([$'0-to-402'.A93]/64)" office:value-type="float" office:value="0.991129190953762" calcext:value-type="float">
            <text:p>0.99112919095376200</text:p>
          </table:table-cell>
        </table:table-row>
        <table:table-row table:style-name="ro1">
          <table:table-cell table:formula="of:=SIN([$'0-to-402'.A94]/64)" office:value-type="float" office:value="0.993084714351496" calcext:value-type="float">
            <text:p>0.99308471435149600</text:p>
          </table:table-cell>
        </table:table-row>
        <table:table-row table:style-name="ro1">
          <table:table-cell table:formula="of:=SIN([$'0-to-402'.A95]/64)" office:value-type="float" office:value="0.994797790359056" calcext:value-type="float">
            <text:p>0.99479779035905600</text:p>
          </table:table-cell>
        </table:table-row>
        <table:table-row table:style-name="ro1">
          <table:table-cell table:formula="of:=SIN([$'0-to-402'.A96]/64)" office:value-type="float" office:value="0.996268000753503" calcext:value-type="float">
            <text:p>0.99626800075350300</text:p>
          </table:table-cell>
        </table:table-row>
        <table:table-row table:style-name="ro1">
          <table:table-cell table:formula="of:=SIN([$'0-to-402'.A97]/64)" office:value-type="float" office:value="0.997494986604055" calcext:value-type="float">
            <text:p>0.99749498660405500</text:p>
          </table:table-cell>
        </table:table-row>
        <table:table-row table:style-name="ro1">
          <table:table-cell table:formula="of:=SIN([$'0-to-402'.A98]/64)" office:value-type="float" office:value="0.998478448359713" calcext:value-type="float">
            <text:p>0.99847844835971300</text:p>
          </table:table-cell>
        </table:table-row>
        <table:table-row table:style-name="ro1">
          <table:table-cell table:formula="of:=SIN([$'0-to-402'.A99]/64)" office:value-type="float" office:value="0.999218145922396" calcext:value-type="float">
            <text:p>0.99921814592239600</text:p>
          </table:table-cell>
        </table:table-row>
        <table:table-row table:style-name="ro1">
          <table:table-cell table:formula="of:=SIN([$'0-to-402'.A100]/64)" office:value-type="float" office:value="0.999713898705552" calcext:value-type="float">
            <text:p>0.99971389870555200</text:p>
          </table:table-cell>
        </table:table-row>
        <table:table-row table:style-name="ro1">
          <table:table-cell table:formula="of:=SIN([$'0-to-402'.A101]/64)" office:value-type="float" office:value="0.999965585678249" calcext:value-type="float">
            <text:p>0.99996558567824900</text:p>
          </table:table-cell>
        </table:table-row>
        <table:table-row table:style-name="ro1">
          <table:table-cell table:formula="of:=SIN([$'0-to-402'.A102]/64)" office:value-type="float" office:value="0.999973145394722" calcext:value-type="float">
            <text:p>0.99997314539472200</text:p>
          </table:table-cell>
        </table:table-row>
        <table:table-row table:style-name="ro1">
          <table:table-cell table:formula="of:=SIN([$'0-to-402'.A103]/64)" office:value-type="float" office:value="0.999736576009376" calcext:value-type="float">
            <text:p>0.99973657600937600</text:p>
          </table:table-cell>
        </table:table-row>
        <table:table-row table:style-name="ro1">
          <table:table-cell table:formula="of:=SIN([$'0-to-402'.A104]/64)" office:value-type="float" office:value="0.999255935277232" calcext:value-type="float">
            <text:p>0.99925593527723200</text:p>
          </table:table-cell>
        </table:table-row>
        <table:table-row table:style-name="ro1">
          <table:table-cell table:formula="of:=SIN([$'0-to-402'.A105]/64)" office:value-type="float" office:value="0.998531340539832" calcext:value-type="float">
            <text:p>0.99853134053983200</text:p>
          </table:table-cell>
        </table:table-row>
        <table:table-row table:style-name="ro1">
          <table:table-cell table:formula="of:=SIN([$'0-to-402'.A106]/64)" office:value-type="float" office:value="0.997562968696589" calcext:value-type="float">
            <text:p>0.99756296869658900</text:p>
          </table:table-cell>
        </table:table-row>
        <table:table-row table:style-name="ro1">
          <table:table-cell table:formula="of:=SIN([$'0-to-402'.A107]/64)" office:value-type="float" office:value="0.9963510561616" calcext:value-type="float">
            <text:p>0.99635105616160000</text:p>
          </table:table-cell>
        </table:table-row>
        <table:table-row table:style-name="ro1">
          <table:table-cell table:formula="of:=SIN([$'0-to-402'.A108]/64)" office:value-type="float" office:value="0.994895898805929" calcext:value-type="float">
            <text:p>0.99489589880592900</text:p>
          </table:table-cell>
        </table:table-row>
        <table:table-row table:style-name="ro1">
          <table:table-cell table:formula="of:=SIN([$'0-to-402'.A109]/64)" office:value-type="float" office:value="0.993197851885375" calcext:value-type="float">
            <text:p>0.99319785188537500</text:p>
          </table:table-cell>
        </table:table-row>
        <table:table-row table:style-name="ro1">
          <table:table-cell table:formula="of:=SIN([$'0-to-402'.A110]/64)" office:value-type="float" office:value="0.99125732995374" calcext:value-type="float">
            <text:p>0.99125732995374000</text:p>
          </table:table-cell>
        </table:table-row>
        <table:table-row table:style-name="ro1">
          <table:table-cell table:formula="of:=SIN([$'0-to-402'.A111]/64)" office:value-type="float" office:value="0.989074806761623" calcext:value-type="float">
            <text:p>0.98907480676162300</text:p>
          </table:table-cell>
        </table:table-row>
        <table:table-row table:style-name="ro1">
          <table:table-cell table:formula="of:=SIN([$'0-to-402'.A112]/64)" office:value-type="float" office:value="0.986650815140759" calcext:value-type="float">
            <text:p>0.98665081514075900</text:p>
          </table:table-cell>
        </table:table-row>
        <table:table-row table:style-name="ro1">
          <table:table-cell table:formula="of:=SIN([$'0-to-402'.A113]/64)" office:value-type="float" office:value="0.983985946873937" calcext:value-type="float">
            <text:p>0.98398594687393700</text:p>
          </table:table-cell>
        </table:table-row>
        <table:table-row table:style-name="ro1">
          <table:table-cell table:formula="of:=SIN([$'0-to-402'.A114]/64)" office:value-type="float" office:value="0.981080852550526" calcext:value-type="float">
            <text:p>0.98108085255052600</text:p>
          </table:table-cell>
        </table:table-row>
        <table:table-row table:style-name="ro1">
          <table:table-cell table:formula="of:=SIN([$'0-to-402'.A115]/64)" office:value-type="float" office:value="0.977936241407638" calcext:value-type="float">
            <text:p>0.97793624140763800</text:p>
          </table:table-cell>
        </table:table-row>
        <table:table-row table:style-name="ro1">
          <table:table-cell table:formula="of:=SIN([$'0-to-402'.A116]/64)" office:value-type="float" office:value="0.974552881156987" calcext:value-type="float">
            <text:p>0.97455288115698700</text:p>
          </table:table-cell>
        </table:table-row>
        <table:table-row table:style-name="ro1">
          <table:table-cell table:formula="of:=SIN([$'0-to-402'.A117]/64)" office:value-type="float" office:value="0.970931597797451" calcext:value-type="float">
            <text:p>0.97093159779745100</text:p>
          </table:table-cell>
        </table:table-row>
        <table:table-row table:style-name="ro1">
          <table:table-cell table:formula="of:=SIN([$'0-to-402'.A118]/64)" office:value-type="float" office:value="0.967073275413426" calcext:value-type="float">
            <text:p>0.96707327541342600</text:p>
          </table:table-cell>
        </table:table-row>
        <table:table-row table:style-name="ro1">
          <table:table-cell table:formula="of:=SIN([$'0-to-402'.A119]/64)" office:value-type="float" office:value="0.962978855958987" calcext:value-type="float">
            <text:p>0.96297885595898700</text:p>
          </table:table-cell>
        </table:table-row>
        <table:table-row table:style-name="ro1">
          <table:table-cell table:formula="of:=SIN([$'0-to-402'.A120]/64)" office:value-type="float" office:value="0.958649339027922" calcext:value-type="float">
            <text:p>0.95864933902792200</text:p>
          </table:table-cell>
        </table:table-row>
        <table:table-row table:style-name="ro1">
          <table:table-cell table:formula="of:=SIN([$'0-to-402'.A121]/64)" office:value-type="float" office:value="0.954085781609694" calcext:value-type="float">
            <text:p>0.95408578160969400</text:p>
          </table:table-cell>
        </table:table-row>
        <table:table-row table:style-name="ro1">
          <table:table-cell table:formula="of:=SIN([$'0-to-402'.A122]/64)" office:value-type="float" office:value="0.949289297831397" calcext:value-type="float">
            <text:p>0.94928929783139700</text:p>
          </table:table-cell>
        </table:table-row>
        <table:table-row table:style-name="ro1">
          <table:table-cell table:formula="of:=SIN([$'0-to-402'.A123]/64)" office:value-type="float" office:value="0.944261058685754" calcext:value-type="float">
            <text:p>0.94426105868575400</text:p>
          </table:table-cell>
        </table:table-row>
        <table:table-row table:style-name="ro1">
          <table:table-cell table:formula="of:=SIN([$'0-to-402'.A124]/64)" office:value-type="float" office:value="0.939002291745238" calcext:value-type="float">
            <text:p>0.93900229174523800</text:p>
          </table:table-cell>
        </table:table-row>
        <table:table-row table:style-name="ro1">
          <table:table-cell table:formula="of:=SIN([$'0-to-402'.A125]/64)" office:value-type="float" office:value="0.933514280862376" calcext:value-type="float">
            <text:p>0.93351428086237600</text:p>
          </table:table-cell>
        </table:table-row>
        <table:table-row table:style-name="ro1">
          <table:table-cell table:formula="of:=SIN([$'0-to-402'.A126]/64)" office:value-type="float" office:value="0.927798365856316" calcext:value-type="float">
            <text:p>0.92779836585631600</text:p>
          </table:table-cell>
        </table:table-row>
        <table:table-row table:style-name="ro1">
          <table:table-cell table:formula="of:=SIN([$'0-to-402'.A127]/64)" office:value-type="float" office:value="0.921855942185728" calcext:value-type="float">
            <text:p>0.92185594218572800</text:p>
          </table:table-cell>
        </table:table-row>
        <table:table-row table:style-name="ro1">
          <table:table-cell table:formula="of:=SIN([$'0-to-402'.A128]/64)" office:value-type="float" office:value="0.915688460608125" calcext:value-type="float">
            <text:p>0.91568846060812500</text:p>
          </table:table-cell>
        </table:table-row>
        <table:table-row table:style-name="ro1">
          <table:table-cell table:formula="of:=SIN([$'0-to-402'.A129]/64)" office:value-type="float" office:value="0.909297426825682" calcext:value-type="float">
            <text:p>0.90929742682568200</text:p>
          </table:table-cell>
        </table:table-row>
        <table:table-row table:style-name="ro1">
          <table:table-cell table:formula="of:=SIN([$'0-to-402'.A130]/64)" office:value-type="float" office:value="0.902684401117634" calcext:value-type="float">
            <text:p>0.90268440111763400</text:p>
          </table:table-cell>
        </table:table-row>
        <table:table-row table:style-name="ro1">
          <table:table-cell table:formula="of:=SIN([$'0-to-402'.A131]/64)" office:value-type="float" office:value="0.895850997959366" calcext:value-type="float">
            <text:p>0.89585099795936600</text:p>
          </table:table-cell>
        </table:table-row>
        <table:table-row table:style-name="ro1">
          <table:table-cell table:formula="of:=SIN([$'0-to-402'.A132]/64)" office:value-type="float" office:value="0.888798885628252" calcext:value-type="float">
            <text:p>0.88879888562825200</text:p>
          </table:table-cell>
        </table:table-row>
        <table:table-row table:style-name="ro1">
          <table:table-cell table:formula="of:=SIN([$'0-to-402'.A133]/64)" office:value-type="float" office:value="0.881529785796378" calcext:value-type="float">
            <text:p>0.88152978579637800</text:p>
          </table:table-cell>
        </table:table-row>
        <table:table-row table:style-name="ro1">
          <table:table-cell table:formula="of:=SIN([$'0-to-402'.A134]/64)" office:value-type="float" office:value="0.874045473110214" calcext:value-type="float">
            <text:p>0.87404547311021400</text:p>
          </table:table-cell>
        </table:table-row>
        <table:table-row table:style-name="ro1">
          <table:table-cell table:formula="of:=SIN([$'0-to-402'.A135]/64)" office:value-type="float" office:value="0.866347774757361" calcext:value-type="float">
            <text:p>0.86634777475736100</text:p>
          </table:table-cell>
        </table:table-row>
        <table:table-row table:style-name="ro1">
          <table:table-cell table:formula="of:=SIN([$'0-to-402'.A136]/64)" office:value-type="float" office:value="0.858438570020473" calcext:value-type="float">
            <text:p>0.85843857002047300</text:p>
          </table:table-cell>
        </table:table-row>
        <table:table-row table:style-name="ro1">
          <table:table-cell table:formula="of:=SIN([$'0-to-402'.A137]/64)" office:value-type="float" office:value="0.850319789818452" calcext:value-type="float">
            <text:p>0.85031978981845200</text:p>
          </table:table-cell>
        </table:table-row>
        <table:table-row table:style-name="ro1">
          <table:table-cell table:formula="of:=SIN([$'0-to-402'.A138]/64)" office:value-type="float" office:value="0.841993416235044" calcext:value-type="float">
            <text:p>0.84199341623504400</text:p>
          </table:table-cell>
        </table:table-row>
        <table:table-row table:style-name="ro1">
          <table:table-cell table:formula="of:=SIN([$'0-to-402'.A139]/64)" office:value-type="float" office:value="0.833461482034944" calcext:value-type="float">
            <text:p>0.83346148203494400</text:p>
          </table:table-cell>
        </table:table-row>
        <table:table-row table:style-name="ro1">
          <table:table-cell table:formula="of:=SIN([$'0-to-402'.A140]/64)" office:value-type="float" office:value="0.82472607016752" calcext:value-type="float">
            <text:p>0.82472607016752000</text:p>
          </table:table-cell>
        </table:table-row>
        <table:table-row table:style-name="ro1">
          <table:table-cell table:formula="of:=SIN([$'0-to-402'.A141]/64)" office:value-type="float" office:value="0.815789313258297" calcext:value-type="float">
            <text:p>0.81578931325829700</text:p>
          </table:table-cell>
        </table:table-row>
        <table:table-row table:style-name="ro1">
          <table:table-cell table:formula="of:=SIN([$'0-to-402'.A142]/64)" office:value-type="float" office:value="0.806653393088303" calcext:value-type="float">
            <text:p>0.80665339308830300</text:p>
          </table:table-cell>
        </table:table-row>
        <table:table-row table:style-name="ro1">
          <table:table-cell table:formula="of:=SIN([$'0-to-402'.A143]/64)" office:value-type="float" office:value="0.797320540061421" calcext:value-type="float">
            <text:p>0.79732054006142100</text:p>
          </table:table-cell>
        </table:table-row>
        <table:table-row table:style-name="ro1">
          <table:table-cell table:formula="of:=SIN([$'0-to-402'.A144]/64)" office:value-type="float" office:value="0.787793032659864" calcext:value-type="float">
            <text:p>0.78779303265986400</text:p>
          </table:table-cell>
        </table:table-row>
        <table:table-row table:style-name="ro1">
          <table:table-cell table:formula="of:=SIN([$'0-to-402'.A145]/64)" office:value-type="float" office:value="0.778073196887921" calcext:value-type="float">
            <text:p>0.77807319688792100</text:p>
          </table:table-cell>
        </table:table-row>
        <table:table-row table:style-name="ro1">
          <table:table-cell table:formula="of:=SIN([$'0-to-402'.A146]/64)" office:value-type="float" office:value="0.768163405704095" calcext:value-type="float">
            <text:p>0.76816340570409500</text:p>
          </table:table-cell>
        </table:table-row>
        <table:table-row table:style-name="ro1">
          <table:table-cell table:formula="of:=SIN([$'0-to-402'.A147]/64)" office:value-type="float" office:value="0.758066078441775" calcext:value-type="float">
            <text:p>0.75806607844177500</text:p>
          </table:table-cell>
        </table:table-row>
        <table:table-row table:style-name="ro1">
          <table:table-cell table:formula="of:=SIN([$'0-to-402'.A148]/64)" office:value-type="float" office:value="0.747783680218598" calcext:value-type="float">
            <text:p>0.74778368021859800</text:p>
          </table:table-cell>
        </table:table-row>
        <table:table-row table:style-name="ro1">
          <table:table-cell table:formula="of:=SIN([$'0-to-402'.A149]/64)" office:value-type="float" office:value="0.737318721334619" calcext:value-type="float">
            <text:p>0.73731872133461900</text:p>
          </table:table-cell>
        </table:table-row>
        <table:table-row table:style-name="ro1">
          <table:table-cell table:formula="of:=SIN([$'0-to-402'.A150]/64)" office:value-type="float" office:value="0.726673756659461" calcext:value-type="float">
            <text:p>0.72667375665946100</text:p>
          </table:table-cell>
        </table:table-row>
        <table:table-row table:style-name="ro1">
          <table:table-cell table:formula="of:=SIN([$'0-to-402'.A151]/64)" office:value-type="float" office:value="0.715851385008579" calcext:value-type="float">
            <text:p>0.71585138500857900</text:p>
          </table:table-cell>
        </table:table-row>
        <table:table-row table:style-name="ro1">
          <table:table-cell table:formula="of:=SIN([$'0-to-402'.A152]/64)" office:value-type="float" office:value="0.704854248508798" calcext:value-type="float">
            <text:p>0.70485424850879800</text:p>
          </table:table-cell>
        </table:table-row>
        <table:table-row table:style-name="ro1">
          <table:table-cell table:formula="of:=SIN([$'0-to-402'.A153]/64)" office:value-type="float" office:value="0.693685031953272" calcext:value-type="float">
            <text:p>0.69368503195327200</text:p>
          </table:table-cell>
        </table:table-row>
        <table:table-row table:style-name="ro1">
          <table:table-cell table:formula="of:=SIN([$'0-to-402'.A154]/64)" office:value-type="float" office:value="0.682346462146034" calcext:value-type="float">
            <text:p>0.68234646214603400</text:p>
          </table:table-cell>
        </table:table-row>
        <table:table-row table:style-name="ro1">
          <table:table-cell table:formula="of:=SIN([$'0-to-402'.A155]/64)" office:value-type="float" office:value="0.670841307236286" calcext:value-type="float">
            <text:p>0.67084130723628600</text:p>
          </table:table-cell>
        </table:table-row>
        <table:table-row table:style-name="ro1">
          <table:table-cell table:formula="of:=SIN([$'0-to-402'.A156]/64)" office:value-type="float" office:value="0.659172376042591" calcext:value-type="float">
            <text:p>0.65917237604259100</text:p>
          </table:table-cell>
        </table:table-row>
        <table:table-row table:style-name="ro1">
          <table:table-cell table:formula="of:=SIN([$'0-to-402'.A157]/64)" office:value-type="float" office:value="0.647342517367144" calcext:value-type="float">
            <text:p>0.64734251736714400</text:p>
          </table:table-cell>
        </table:table-row>
        <table:table-row table:style-name="ro1">
          <table:table-cell table:formula="of:=SIN([$'0-to-402'.A158]/64)" office:value-type="float" office:value="0.635354619300277" calcext:value-type="float">
            <text:p>0.63535461930027700</text:p>
          </table:table-cell>
        </table:table-row>
        <table:table-row table:style-name="ro1">
          <table:table-cell table:formula="of:=SIN([$'0-to-402'.A159]/64)" office:value-type="float" office:value="0.623211608515373" calcext:value-type="float">
            <text:p>0.62321160851537300</text:p>
          </table:table-cell>
        </table:table-row>
        <table:table-row table:style-name="ro1">
          <table:table-cell table:formula="of:=SIN([$'0-to-402'.A160]/64)" office:value-type="float" office:value="0.610916449554358" calcext:value-type="float">
            <text:p>0.61091644955435800</text:p>
          </table:table-cell>
        </table:table-row>
        <table:table-row table:style-name="ro1">
          <table:table-cell table:formula="of:=SIN([$'0-to-402'.A161]/64)" office:value-type="float" office:value="0.598472144103957" calcext:value-type="float">
            <text:p>0.59847214410395700</text:p>
          </table:table-cell>
        </table:table-row>
        <table:table-row table:style-name="ro1">
          <table:table-cell table:formula="of:=SIN([$'0-to-402'.A162]/64)" office:value-type="float" office:value="0.585881730262867" calcext:value-type="float">
            <text:p>0.58588173026286700</text:p>
          </table:table-cell>
        </table:table-row>
        <table:table-row table:style-name="ro1">
          <table:table-cell table:formula="of:=SIN([$'0-to-402'.A163]/64)" office:value-type="float" office:value="0.573148281800058" calcext:value-type="float">
            <text:p>0.57314828180005800</text:p>
          </table:table-cell>
        </table:table-row>
        <table:table-row table:style-name="ro1">
          <table:table-cell table:formula="of:=SIN([$'0-to-402'.A164]/64)" office:value-type="float" office:value="0.560274907404348" calcext:value-type="float">
            <text:p>0.56027490740434800</text:p>
          </table:table-cell>
        </table:table-row>
        <table:table-row table:style-name="ro1">
          <table:table-cell table:formula="of:=SIN([$'0-to-402'.A165]/64)" office:value-type="float" office:value="0.547264749925465" calcext:value-type="float">
            <text:p>0.54726474992546500</text:p>
          </table:table-cell>
        </table:table-row>
        <table:table-row table:style-name="ro1">
          <table:table-cell table:formula="of:=SIN([$'0-to-402'.A166]/64)" office:value-type="float" office:value="0.534120985606766" calcext:value-type="float">
            <text:p>0.53412098560676600</text:p>
          </table:table-cell>
        </table:table-row>
        <table:table-row table:style-name="ro1">
          <table:table-cell table:formula="of:=SIN([$'0-to-402'.A167]/64)" office:value-type="float" office:value="0.520846823309802" calcext:value-type="float">
            <text:p>0.52084682330980200</text:p>
          </table:table-cell>
        </table:table-row>
        <table:table-row table:style-name="ro1">
          <table:table-cell table:formula="of:=SIN([$'0-to-402'.A168]/64)" office:value-type="float" office:value="0.507445503730918" calcext:value-type="float">
            <text:p>0.50744550373091800</text:p>
          </table:table-cell>
        </table:table-row>
        <table:table-row table:style-name="ro1">
          <table:table-cell table:formula="of:=SIN([$'0-to-402'.A169]/64)" office:value-type="float" office:value="0.493920298610089" calcext:value-type="float">
            <text:p>0.49392029861008900</text:p>
          </table:table-cell>
        </table:table-row>
        <table:table-row table:style-name="ro1">
          <table:table-cell table:formula="of:=SIN([$'0-to-402'.A170]/64)" office:value-type="float" office:value="0.480274509932166" calcext:value-type="float">
            <text:p>0.48027450993216600</text:p>
          </table:table-cell>
        </table:table-row>
        <table:table-row table:style-name="ro1">
          <table:table-cell table:formula="of:=SIN([$'0-to-402'.A171]/64)" office:value-type="float" office:value="0.466511469120746" calcext:value-type="float">
            <text:p>0.46651146912074600</text:p>
          </table:table-cell>
        </table:table-row>
        <table:table-row table:style-name="ro1">
          <table:table-cell table:formula="of:=SIN([$'0-to-402'.A172]/64)" office:value-type="float" office:value="0.452634536224854" calcext:value-type="float">
            <text:p>0.45263453622485400</text:p>
          </table:table-cell>
        </table:table-row>
        <table:table-row table:style-name="ro1">
          <table:table-cell table:formula="of:=SIN([$'0-to-402'.A173]/64)" office:value-type="float" office:value="0.438647099098633" calcext:value-type="float">
            <text:p>0.43864709909863300</text:p>
          </table:table-cell>
        </table:table-row>
        <table:table-row table:style-name="ro1">
          <table:table-cell table:formula="of:=SIN([$'0-to-402'.A174]/64)" office:value-type="float" office:value="0.42455257257425" calcext:value-type="float">
            <text:p>0.42455257257425000</text:p>
          </table:table-cell>
        </table:table-row>
        <table:table-row table:style-name="ro1">
          <table:table-cell table:formula="of:=SIN([$'0-to-402'.A175]/64)" office:value-type="float" office:value="0.410354397628211" calcext:value-type="float">
            <text:p>0.41035439762821100</text:p>
          </table:table-cell>
        </table:table-row>
        <table:table-row table:style-name="ro1">
          <table:table-cell table:formula="of:=SIN([$'0-to-402'.A176]/64)" office:value-type="float" office:value="0.3960560405413" calcext:value-type="float">
            <text:p>0.39605604054130000</text:p>
          </table:table-cell>
        </table:table-row>
        <table:table-row table:style-name="ro1">
          <table:table-cell table:formula="of:=SIN([$'0-to-402'.A177]/64)" office:value-type="float" office:value="0.381660992052332" calcext:value-type="float">
            <text:p>0.38166099205233200</text:p>
          </table:table-cell>
        </table:table-row>
        <table:table-row table:style-name="ro1">
          <table:table-cell table:formula="of:=SIN([$'0-to-402'.A178]/64)" office:value-type="float" office:value="0.367172766505941" calcext:value-type="float">
            <text:p>0.36717276650594100</text:p>
          </table:table-cell>
        </table:table-row>
        <table:table-row table:style-name="ro1">
          <table:table-cell table:formula="of:=SIN([$'0-to-402'.A179]/64)" office:value-type="float" office:value="0.352594900994604" calcext:value-type="float">
            <text:p>0.35259490099460400</text:p>
          </table:table-cell>
        </table:table-row>
        <table:table-row table:style-name="ro1">
          <table:table-cell table:formula="of:=SIN([$'0-to-402'.A180]/64)" office:value-type="float" office:value="0.33793095449511" calcext:value-type="float">
            <text:p>0.33793095449511000</text:p>
          </table:table-cell>
        </table:table-row>
        <table:table-row table:style-name="ro1">
          <table:table-cell table:formula="of:=SIN([$'0-to-402'.A181]/64)" office:value-type="float" office:value="0.323184506999687" calcext:value-type="float">
            <text:p>0.32318450699968700</text:p>
          </table:table-cell>
        </table:table-row>
        <table:table-row table:style-name="ro1">
          <table:table-cell table:formula="of:=SIN([$'0-to-402'.A182]/64)" office:value-type="float" office:value="0.308359158641996" calcext:value-type="float">
            <text:p>0.30835915864199600</text:p>
          </table:table-cell>
        </table:table-row>
        <table:table-row table:style-name="ro1">
          <table:table-cell table:formula="of:=SIN([$'0-to-402'.A183]/64)" office:value-type="float" office:value="0.293458528818214" calcext:value-type="float">
            <text:p>0.29345852881821400</text:p>
          </table:table-cell>
        </table:table-row>
        <table:table-row table:style-name="ro1">
          <table:table-cell table:formula="of:=SIN([$'0-to-402'.A184]/64)" office:value-type="float" office:value="0.278486255303407" calcext:value-type="float">
            <text:p>0.27848625530340700</text:p>
          </table:table-cell>
        </table:table-row>
        <table:table-row table:style-name="ro1">
          <table:table-cell table:formula="of:=SIN([$'0-to-402'.A185]/64)" office:value-type="float" office:value="0.263445993363421" calcext:value-type="float">
            <text:p>0.26344599336342100</text:p>
          </table:table-cell>
        </table:table-row>
        <table:table-row table:style-name="ro1">
          <table:table-cell table:formula="of:=SIN([$'0-to-402'.A186]/64)" office:value-type="float" office:value="0.248341414862501" calcext:value-type="float">
            <text:p>0.24834141486250100</text:p>
          </table:table-cell>
        </table:table-row>
        <table:table-row table:style-name="ro1">
          <table:table-cell table:formula="of:=SIN([$'0-to-402'.A187]/64)" office:value-type="float" office:value="0.233176207366859" calcext:value-type="float">
            <text:p>0.23317620736685900</text:p>
          </table:table-cell>
        </table:table-row>
        <table:table-row table:style-name="ro1">
          <table:table-cell table:formula="of:=SIN([$'0-to-402'.A188]/64)" office:value-type="float" office:value="0.217954073244404" calcext:value-type="float">
            <text:p>0.21795407324440400</text:p>
          </table:table-cell>
        </table:table-row>
        <table:table-row table:style-name="ro1">
          <table:table-cell table:formula="of:=SIN([$'0-to-402'.A189]/64)" office:value-type="float" office:value="0.202678728760867" calcext:value-type="float">
            <text:p>0.20267872876086700</text:p>
          </table:table-cell>
        </table:table-row>
        <table:table-row table:style-name="ro1">
          <table:table-cell table:formula="of:=SIN([$'0-to-402'.A190]/64)" office:value-type="float" office:value="0.187353903172524" calcext:value-type="float">
            <text:p>0.18735390317252400</text:p>
          </table:table-cell>
        </table:table-row>
        <table:table-row table:style-name="ro1">
          <table:table-cell table:formula="of:=SIN([$'0-to-402'.A191]/64)" office:value-type="float" office:value="0.171983337815754" calcext:value-type="float">
            <text:p>0.17198333781575400</text:p>
          </table:table-cell>
        </table:table-row>
        <table:table-row table:style-name="ro1">
          <table:table-cell table:formula="of:=SIN([$'0-to-402'.A192]/64)" office:value-type="float" office:value="0.156570785193643" calcext:value-type="float">
            <text:p>0.15657078519364300</text:p>
          </table:table-cell>
        </table:table-row>
        <table:table-row table:style-name="ro1">
          <table:table-cell table:formula="of:=SIN([$'0-to-402'.A193]/64)" office:value-type="float" office:value="0.141120008059867" calcext:value-type="float">
            <text:p>0.14112000805986700</text:p>
          </table:table-cell>
        </table:table-row>
        <table:table-row table:style-name="ro1">
          <table:table-cell table:formula="of:=SIN([$'0-to-402'.A194]/64)" office:value-type="float" office:value="0.125634778500069" calcext:value-type="float">
            <text:p>0.12563477850006900</text:p>
          </table:table-cell>
        </table:table-row>
        <table:table-row table:style-name="ro1">
          <table:table-cell table:formula="of:=SIN([$'0-to-402'.A195]/64)" office:value-type="float" office:value="0.110118877010955" calcext:value-type="float">
            <text:p>0.11011887701095500</text:p>
          </table:table-cell>
        </table:table-row>
        <table:table-row table:style-name="ro1">
          <table:table-cell table:formula="of:=SIN([$'0-to-402'.A196]/64)" office:value-type="float" office:value="0.094576091577346" calcext:value-type="float">
            <text:p>0.09457609157734600</text:p>
          </table:table-cell>
        </table:table-row>
        <table:table-row table:style-name="ro1">
          <table:table-cell table:formula="of:=SIN([$'0-to-402'.A197]/64)" office:value-type="float" office:value="0.0790102167473897" calcext:value-type="float">
            <text:p>0.07901021674738970</text:p>
          </table:table-cell>
        </table:table-row>
        <table:table-row table:style-name="ro1">
          <table:table-cell table:formula="of:=SIN([$'0-to-402'.A198]/64)" office:value-type="float" office:value="0.06342505270618" calcext:value-type="float">
            <text:p>0.06342505270618000</text:p>
          </table:table-cell>
        </table:table-row>
        <table:table-row table:style-name="ro1">
          <table:table-cell table:formula="of:=SIN([$'0-to-402'.A199]/64)" office:value-type="float" office:value="0.0478244043479951" calcext:value-type="float">
            <text:p>0.04782440434799510</text:p>
          </table:table-cell>
        </table:table-row>
        <table:table-row table:style-name="ro1">
          <table:table-cell table:formula="of:=SIN([$'0-to-402'.A200]/64)" office:value-type="float" office:value="0.0322120803473869" calcext:value-type="float">
            <text:p>0.03221208034738690</text:p>
          </table:table-cell>
        </table:table-row>
        <table:table-row table:style-name="ro1">
          <table:table-cell table:formula="of:=SIN([$'0-to-402'.A201]/64)" office:value-type="float" office:value="0.0165918922293479" calcext:value-type="float">
            <text:p>0.01659189222934790</text:p>
          </table:table-cell>
        </table:table-row>
        <table:table-row table:style-name="ro1">
          <table:table-cell table:formula="of:=SIN([$'0-to-402'.A202]/64)" office:value-type="float" office:value="0.000967653438782279" calcext:value-type="float">
            <text:p>0.00096765343878228</text:p>
          </table:table-cell>
        </table:table-row>
        <table:table-row table:style-name="ro1">
          <table:table-cell table:formula="of:=SIN([$'0-to-402'.A203]/64)" office:value-type="float" office:value="-0.0146568215904923" calcext:value-type="float">
            <text:p>-0.01465682159049230</text:p>
          </table:table-cell>
        </table:table-row>
        <table:table-row table:style-name="ro1">
          <table:table-cell table:formula="of:=SIN([$'0-to-402'.A204]/64)" office:value-type="float" office:value="-0.0302777183669839" calcext:value-type="float">
            <text:p>-0.03027771836698390</text:p>
          </table:table-cell>
        </table:table-row>
        <table:table-row table:style-name="ro1">
          <table:table-cell table:formula="of:=SIN([$'0-to-402'.A205]/64)" office:value-type="float" office:value="-0.0458912232727797" calcext:value-type="float">
            <text:p>-0.04589122327277970</text:p>
          </table:table-cell>
        </table:table-row>
        <table:table-row table:style-name="ro1">
          <table:table-cell table:formula="of:=SIN([$'0-to-402'.A206]/64)" office:value-type="float" office:value="-0.0614935244945859" calcext:value-type="float">
            <text:p>-0.06149352449458590</text:p>
          </table:table-cell>
        </table:table-row>
        <table:table-row table:style-name="ro1">
          <table:table-cell table:formula="of:=SIN([$'0-to-402'.A207]/64)" office:value-type="float" office:value="-0.0770808129543278" calcext:value-type="float">
            <text:p>-0.07708081295432780</text:p>
          </table:table-cell>
        </table:table-row>
        <table:table-row table:style-name="ro1">
          <table:table-cell table:formula="of:=SIN([$'0-to-402'.A208]/64)" office:value-type="float" office:value="-0.0926492832390809" calcext:value-type="float">
            <text:p>-0.09264928323908090</text:p>
          </table:table-cell>
        </table:table-row>
        <table:table-row table:style-name="ro1">
          <table:table-cell table:formula="of:=SIN([$'0-to-402'.A209]/64)" office:value-type="float" office:value="-0.108195134530108" calcext:value-type="float">
            <text:p>-0.10819513453010800</text:p>
          </table:table-cell>
        </table:table-row>
        <table:table-row table:style-name="ro1">
          <table:table-cell table:formula="of:=SIN([$'0-to-402'.A210]/64)" office:value-type="float" office:value="-0.123714571530776" calcext:value-type="float">
            <text:p>-0.12371457153077600</text:p>
          </table:table-cell>
        </table:table-row>
        <table:table-row table:style-name="ro1">
          <table:table-cell table:formula="of:=SIN([$'0-to-402'.A211]/64)" office:value-type="float" office:value="-0.139203805393121" calcext:value-type="float">
            <text:p>-0.13920380539312100</text:p>
          </table:table-cell>
        </table:table-row>
        <table:table-row table:style-name="ro1">
          <table:table-cell table:formula="of:=SIN([$'0-to-402'.A212]/64)" office:value-type="float" office:value="-0.154659054642842" calcext:value-type="float">
            <text:p>-0.15465905464284200</text:p>
          </table:table-cell>
        </table:table-row>
        <table:table-row table:style-name="ro1">
          <table:table-cell table:formula="of:=SIN([$'0-to-402'.A213]/64)" office:value-type="float" office:value="-0.170076546102494" calcext:value-type="float">
            <text:p>-0.17007654610249400</text:p>
          </table:table-cell>
        </table:table-row>
        <table:table-row table:style-name="ro1">
          <table:table-cell table:formula="of:=SIN([$'0-to-402'.A214]/64)" office:value-type="float" office:value="-0.185452515812656" calcext:value-type="float">
            <text:p>-0.18545251581265600</text:p>
          </table:table-cell>
        </table:table-row>
        <table:table-row table:style-name="ro1">
          <table:table-cell table:formula="of:=SIN([$'0-to-402'.A215]/64)" office:value-type="float" office:value="-0.200783209950844" calcext:value-type="float">
            <text:p>-0.20078320995084400</text:p>
          </table:table-cell>
        </table:table-row>
        <table:table-row table:style-name="ro1">
          <table:table-cell table:formula="of:=SIN([$'0-to-402'.A216]/64)" office:value-type="float" office:value="-0.216064885747958" calcext:value-type="float">
            <text:p>-0.21606488574795800</text:p>
          </table:table-cell>
        </table:table-row>
        <table:table-row table:style-name="ro1">
          <table:table-cell table:formula="of:=SIN([$'0-to-402'.A217]/64)" office:value-type="float" office:value="-0.231293812402022" calcext:value-type="float">
            <text:p>-0.23129381240202200</text:p>
          </table:table-cell>
        </table:table-row>
        <table:table-row table:style-name="ro1">
          <table:table-cell table:formula="of:=SIN([$'0-to-402'.A218]/64)" office:value-type="float" office:value="-0.246466271989007" calcext:value-type="float">
            <text:p>-0.24646627198900700</text:p>
          </table:table-cell>
        </table:table-row>
        <table:table-row table:style-name="ro1">
          <table:table-cell table:formula="of:=SIN([$'0-to-402'.A219]/64)" office:value-type="float" office:value="-0.261578560370509" calcext:value-type="float">
            <text:p>-0.26157856037050900</text:p>
          </table:table-cell>
        </table:table-row>
        <table:table-row table:style-name="ro1">
          <table:table-cell table:formula="of:=SIN([$'0-to-402'.A220]/64)" office:value-type="float" office:value="-0.276626988098059" calcext:value-type="float">
            <text:p>-0.27662698809805900</text:p>
          </table:table-cell>
        </table:table-row>
        <table:table-row table:style-name="ro1">
          <table:table-cell table:formula="of:=SIN([$'0-to-402'.A221]/64)" office:value-type="float" office:value="-0.291607881313853" calcext:value-type="float">
            <text:p>-0.29160788131385300</text:p>
          </table:table-cell>
        </table:table-row>
        <table:table-row table:style-name="ro1">
          <table:table-cell table:formula="of:=SIN([$'0-to-402'.A222]/64)" office:value-type="float" office:value="-0.306517582647668" calcext:value-type="float">
            <text:p>-0.30651758264766800</text:p>
          </table:table-cell>
        </table:table-row>
        <table:table-row table:style-name="ro1">
          <table:table-cell table:formula="of:=SIN([$'0-to-402'.A223]/64)" office:value-type="float" office:value="-0.32135245210976" calcext:value-type="float">
            <text:p>-0.32135245210976000</text:p>
          </table:table-cell>
        </table:table-row>
        <table:table-row table:style-name="ro1">
          <table:table-cell table:formula="of:=SIN([$'0-to-402'.A224]/64)" office:value-type="float" office:value="-0.336108867979509" calcext:value-type="float">
            <text:p>-0.33610886797950900</text:p>
          </table:table-cell>
        </table:table-row>
        <table:table-row table:style-name="ro1">
          <table:table-cell table:formula="of:=SIN([$'0-to-402'.A225]/64)" office:value-type="float" office:value="-0.35078322768962" calcext:value-type="float">
            <text:p>-0.35078322768962000</text:p>
          </table:table-cell>
        </table:table-row>
        <table:table-row table:style-name="ro1">
          <table:table-cell table:formula="of:=SIN([$'0-to-402'.A226]/64)" office:value-type="float" office:value="-0.365371948705628" calcext:value-type="float">
            <text:p>-0.36537194870562800</text:p>
          </table:table-cell>
        </table:table-row>
        <table:table-row table:style-name="ro1">
          <table:table-cell table:formula="of:=SIN([$'0-to-402'.A227]/64)" office:value-type="float" office:value="-0.379871469400528" calcext:value-type="float">
            <text:p>-0.37987146940052800</text:p>
          </table:table-cell>
        </table:table-row>
        <table:table-row table:style-name="ro1">
          <table:table-cell table:formula="of:=SIN([$'0-to-402'.A228]/64)" office:value-type="float" office:value="-0.394278249924296" calcext:value-type="float">
            <text:p>-0.39427824992429600</text:p>
          </table:table-cell>
        </table:table-row>
        <table:table-row table:style-name="ro1">
          <table:table-cell table:formula="of:=SIN([$'0-to-402'.A229]/64)" office:value-type="float" office:value="-0.40858877306809" calcext:value-type="float">
            <text:p>-0.40858877306809000</text:p>
          </table:table-cell>
        </table:table-row>
        <table:table-row table:style-name="ro1">
          <table:table-cell table:formula="of:=SIN([$'0-to-402'.A230]/64)" office:value-type="float" office:value="-0.422799545122924" calcext:value-type="float">
            <text:p>-0.42279954512292400</text:p>
          </table:table-cell>
        </table:table-row>
        <table:table-row table:style-name="ro1">
          <table:table-cell table:formula="of:=SIN([$'0-to-402'.A231]/64)" office:value-type="float" office:value="-0.436907096732613" calcext:value-type="float">
            <text:p>-0.43690709673261300</text:p>
          </table:table-cell>
        </table:table-row>
        <table:table-row table:style-name="ro1">
          <table:table-cell table:formula="of:=SIN([$'0-to-402'.A232]/64)" office:value-type="float" office:value="-0.450907983740762" calcext:value-type="float">
            <text:p>-0.45090798374076200</text:p>
          </table:table-cell>
        </table:table-row>
        <table:table-row table:style-name="ro1">
          <table:table-cell table:formula="of:=SIN([$'0-to-402'.A233]/64)" office:value-type="float" office:value="-0.464798788031609" calcext:value-type="float">
            <text:p>-0.46479878803160900</text:p>
          </table:table-cell>
        </table:table-row>
        <table:table-row table:style-name="ro1">
          <table:table-cell table:formula="of:=SIN([$'0-to-402'.A234]/64)" office:value-type="float" office:value="-0.478576118364509" calcext:value-type="float">
            <text:p>-0.47857611836450900</text:p>
          </table:table-cell>
        </table:table-row>
        <table:table-row table:style-name="ro1">
          <table:table-cell table:formula="of:=SIN([$'0-to-402'.A235]/64)" office:value-type="float" office:value="-0.492236611201855" calcext:value-type="float">
            <text:p>-0.49223661120185500</text:p>
          </table:table-cell>
        </table:table-row>
        <table:table-row table:style-name="ro1">
          <table:table-cell table:formula="of:=SIN([$'0-to-402'.A236]/64)" office:value-type="float" office:value="-0.50577693153024" calcext:value-type="float">
            <text:p>-0.50577693153024000</text:p>
          </table:table-cell>
        </table:table-row>
        <table:table-row table:style-name="ro1">
          <table:table-cell table:formula="of:=SIN([$'0-to-402'.A237]/64)" office:value-type="float" office:value="-0.519193773674651" calcext:value-type="float">
            <text:p>-0.51919377367465100</text:p>
          </table:table-cell>
        </table:table-row>
        <table:table-row table:style-name="ro1">
          <table:table-cell table:formula="of:=SIN([$'0-to-402'.A238]/64)" office:value-type="float" office:value="-0.532483862105504" calcext:value-type="float">
            <text:p>-0.53248386210550400</text:p>
          </table:table-cell>
        </table:table-row>
        <table:table-row table:style-name="ro1">
          <table:table-cell table:formula="of:=SIN([$'0-to-402'.A239]/64)" office:value-type="float" office:value="-0.545643952238315" calcext:value-type="float">
            <text:p>-0.54564395223831500</text:p>
          </table:table-cell>
        </table:table-row>
        <table:table-row table:style-name="ro1">
          <table:table-cell table:formula="of:=SIN([$'0-to-402'.A240]/64)" office:value-type="float" office:value="-0.558670831225819" calcext:value-type="float">
            <text:p>-0.55867083122581900</text:p>
          </table:table-cell>
        </table:table-row>
        <table:table-row table:style-name="ro1">
          <table:table-cell table:formula="of:=SIN([$'0-to-402'.A241]/64)" office:value-type="float" office:value="-0.571561318742344" calcext:value-type="float">
            <text:p>-0.57156131874234400</text:p>
          </table:table-cell>
        </table:table-row>
        <table:table-row table:style-name="ro1">
          <table:table-cell table:formula="of:=SIN([$'0-to-402'.A242]/64)" office:value-type="float" office:value="-0.584312267760238" calcext:value-type="float">
            <text:p>-0.58431226776023800</text:p>
          </table:table-cell>
        </table:table-row>
        <table:table-row table:style-name="ro1">
          <table:table-cell table:formula="of:=SIN([$'0-to-402'.A243]/64)" office:value-type="float" office:value="-0.596920565318173" calcext:value-type="float">
            <text:p>-0.59692056531817300</text:p>
          </table:table-cell>
        </table:table-row>
        <table:table-row table:style-name="ro1">
          <table:table-cell table:formula="of:=SIN([$'0-to-402'.A244]/64)" office:value-type="float" office:value="-0.609383133281128" calcext:value-type="float">
            <text:p>-0.60938313328112800</text:p>
          </table:table-cell>
        </table:table-row>
        <table:table-row table:style-name="ro1">
          <table:table-cell table:formula="of:=SIN([$'0-to-402'.A245]/64)" office:value-type="float" office:value="-0.621696929091873" calcext:value-type="float">
            <text:p>-0.62169692909187300</text:p>
          </table:table-cell>
        </table:table-row>
        <table:table-row table:style-name="ro1">
          <table:table-cell table:formula="of:=SIN([$'0-to-402'.A246]/64)" office:value-type="float" office:value="-0.633858946513766" calcext:value-type="float">
            <text:p>-0.63385894651376600</text:p>
          </table:table-cell>
        </table:table-row>
        <table:table-row table:style-name="ro1">
          <table:table-cell table:formula="of:=SIN([$'0-to-402'.A247]/64)" office:value-type="float" office:value="-0.645866216364682" calcext:value-type="float">
            <text:p>-0.64586621636468200</text:p>
          </table:table-cell>
        </table:table-row>
        <table:table-row table:style-name="ro1">
          <table:table-cell table:formula="of:=SIN([$'0-to-402'.A248]/64)" office:value-type="float" office:value="-0.657715807241893" calcext:value-type="float">
            <text:p>-0.65771580724189300</text:p>
          </table:table-cell>
        </table:table-row>
        <table:table-row table:style-name="ro1">
          <table:table-cell table:formula="of:=SIN([$'0-to-402'.A249]/64)" office:value-type="float" office:value="-0.669404826237736" calcext:value-type="float">
            <text:p>-0.66940482623773600</text:p>
          </table:table-cell>
        </table:table-row>
        <table:table-row table:style-name="ro1">
          <table:table-cell table:formula="of:=SIN([$'0-to-402'.A250]/64)" office:value-type="float" office:value="-0.680930419645866" calcext:value-type="float">
            <text:p>-0.68093041964586600</text:p>
          </table:table-cell>
        </table:table-row>
        <table:table-row table:style-name="ro1">
          <table:table-cell table:formula="of:=SIN([$'0-to-402'.A251]/64)" office:value-type="float" office:value="-0.692289773657952" calcext:value-type="float">
            <text:p>-0.69228977365795200</text:p>
          </table:table-cell>
        </table:table-row>
        <table:table-row table:style-name="ro1">
          <table:table-cell table:formula="of:=SIN([$'0-to-402'.A252]/64)" office:value-type="float" office:value="-0.703480115050628" calcext:value-type="float">
            <text:p>-0.70348011505062800</text:p>
          </table:table-cell>
        </table:table-row>
        <table:table-row table:style-name="ro1">
          <table:table-cell table:formula="of:=SIN([$'0-to-402'.A253]/64)" office:value-type="float" office:value="-0.714498711862537" calcext:value-type="float">
            <text:p>-0.71449871186253700</text:p>
          </table:table-cell>
        </table:table-row>
        <table:table-row table:style-name="ro1">
          <table:table-cell table:formula="of:=SIN([$'0-to-402'.A254]/64)" office:value-type="float" office:value="-0.725342874061294" calcext:value-type="float">
            <text:p>-0.72534287406129400</text:p>
          </table:table-cell>
        </table:table-row>
        <table:table-row table:style-name="ro1">
          <table:table-cell table:formula="of:=SIN([$'0-to-402'.A255]/64)" office:value-type="float" office:value="-0.736009954200226" calcext:value-type="float">
            <text:p>-0.73600995420022600</text:p>
          </table:table-cell>
        </table:table-row>
        <table:table-row table:style-name="ro1">
          <table:table-cell table:formula="of:=SIN([$'0-to-402'.A256]/64)" office:value-type="float" office:value="-0.746497348064705" calcext:value-type="float">
            <text:p>-0.74649734806470500</text:p>
          </table:table-cell>
        </table:table-row>
        <table:table-row table:style-name="ro1">
          <table:table-cell table:formula="of:=SIN([$'0-to-402'.A257]/64)" office:value-type="float" office:value="-0.756802495307928" calcext:value-type="float">
            <text:p>-0.75680249530792800</text:p>
          </table:table-cell>
        </table:table-row>
        <table:table-row table:style-name="ro1">
          <table:table-cell table:formula="of:=SIN([$'0-to-402'.A258]/64)" office:value-type="float" office:value="-0.766922880075994" calcext:value-type="float">
            <text:p>-0.76692288007599400</text:p>
          </table:table-cell>
        </table:table-row>
        <table:table-row table:style-name="ro1">
          <table:table-cell table:formula="of:=SIN([$'0-to-402'.A259]/64)" office:value-type="float" office:value="-0.776856031622107" calcext:value-type="float">
            <text:p>-0.77685603162210700</text:p>
          </table:table-cell>
        </table:table-row>
        <table:table-row table:style-name="ro1">
          <table:table-cell table:formula="of:=SIN([$'0-to-402'.A260]/64)" office:value-type="float" office:value="-0.78659952490978" calcext:value-type="float">
            <text:p>-0.78659952490978000</text:p>
          </table:table-cell>
        </table:table-row>
        <table:table-row table:style-name="ro1">
          <table:table-cell table:formula="of:=SIN([$'0-to-402'.A261]/64)" office:value-type="float" office:value="-0.796150981204866" calcext:value-type="float">
            <text:p>-0.79615098120486600</text:p>
          </table:table-cell>
        </table:table-row>
        <table:table-row table:style-name="ro1">
          <table:table-cell table:formula="of:=SIN([$'0-to-402'.A262]/64)" office:value-type="float" office:value="-0.805508068656299" calcext:value-type="float">
            <text:p>-0.80550806865629900</text:p>
          </table:table-cell>
        </table:table-row>
        <table:table-row table:style-name="ro1">
          <table:table-cell table:formula="of:=SIN([$'0-to-402'.A263]/64)" office:value-type="float" office:value="-0.814668502865377" calcext:value-type="float">
            <text:p>-0.81466850286537700</text:p>
          </table:table-cell>
        </table:table-row>
        <table:table-row table:style-name="ro1">
          <table:table-cell table:formula="of:=SIN([$'0-to-402'.A264]/64)" office:value-type="float" office:value="-0.823630047443467" calcext:value-type="float">
            <text:p>-0.82363004744346700</text:p>
          </table:table-cell>
        </table:table-row>
        <table:table-row table:style-name="ro1">
          <table:table-cell table:formula="of:=SIN([$'0-to-402'.A265]/64)" office:value-type="float" office:value="-0.832390514557987" calcext:value-type="float">
            <text:p>-0.83239051455798700</text:p>
          </table:table-cell>
        </table:table-row>
        <table:table-row table:style-name="ro1">
          <table:table-cell table:formula="of:=SIN([$'0-to-402'.A266]/64)" office:value-type="float" office:value="-0.840947765466534" calcext:value-type="float">
            <text:p>-0.84094776546653400</text:p>
          </table:table-cell>
        </table:table-row>
        <table:table-row table:style-name="ro1">
          <table:table-cell table:formula="of:=SIN([$'0-to-402'.A267]/64)" office:value-type="float" office:value="-0.849299711039026" calcext:value-type="float">
            <text:p>-0.84929971103902600</text:p>
          </table:table-cell>
        </table:table-row>
        <table:table-row table:style-name="ro1">
          <table:table-cell table:formula="of:=SIN([$'0-to-402'.A268]/64)" office:value-type="float" office:value="-0.857444312267735" calcext:value-type="float">
            <text:p>-0.85744431226773500</text:p>
          </table:table-cell>
        </table:table-row>
        <table:table-row table:style-name="ro1">
          <table:table-cell table:formula="of:=SIN([$'0-to-402'.A269]/64)" office:value-type="float" office:value="-0.865379580765082" calcext:value-type="float">
            <text:p>-0.86537958076508200</text:p>
          </table:table-cell>
        </table:table-row>
        <table:table-row table:style-name="ro1">
          <table:table-cell table:formula="of:=SIN([$'0-to-402'.A270]/64)" office:value-type="float" office:value="-0.87310357924907" calcext:value-type="float">
            <text:p>-0.87310357924907000</text:p>
          </table:table-cell>
        </table:table-row>
        <table:table-row table:style-name="ro1">
          <table:table-cell table:formula="of:=SIN([$'0-to-402'.A271]/64)" office:value-type="float" office:value="-0.880614422016249" calcext:value-type="float">
            <text:p>-0.88061442201624900</text:p>
          </table:table-cell>
        </table:table-row>
        <table:table-row table:style-name="ro1">
          <table:table-cell table:formula="of:=SIN([$'0-to-402'.A272]/64)" office:value-type="float" office:value="-0.887910275402075" calcext:value-type="float">
            <text:p>-0.88791027540207500</text:p>
          </table:table-cell>
        </table:table-row>
        <table:table-row table:style-name="ro1">
          <table:table-cell table:formula="of:=SIN([$'0-to-402'.A273]/64)" office:value-type="float" office:value="-0.894989358228584" calcext:value-type="float">
            <text:p>-0.89498935822858400</text:p>
          </table:table-cell>
        </table:table-row>
        <table:table-row table:style-name="ro1">
          <table:table-cell table:formula="of:=SIN([$'0-to-402'.A274]/64)" office:value-type="float" office:value="-0.90184994223923" calcext:value-type="float">
            <text:p>-0.90184994223923000</text:p>
          </table:table-cell>
        </table:table-row>
        <table:table-row table:style-name="ro1">
          <table:table-cell table:formula="of:=SIN([$'0-to-402'.A275]/64)" office:value-type="float" office:value="-0.908490352520822" calcext:value-type="float">
            <text:p>-0.90849035252082200</text:p>
          </table:table-cell>
        </table:table-row>
        <table:table-row table:style-name="ro1">
          <table:table-cell table:formula="of:=SIN([$'0-to-402'.A276]/64)" office:value-type="float" office:value="-0.914908967912427" calcext:value-type="float">
            <text:p>-0.91490896791242700</text:p>
          </table:table-cell>
        </table:table-row>
        <table:table-row table:style-name="ro1">
          <table:table-cell table:formula="of:=SIN([$'0-to-402'.A277]/64)" office:value-type="float" office:value="-0.921104221401152" calcext:value-type="float">
            <text:p>-0.92110422140115200</text:p>
          </table:table-cell>
        </table:table-row>
        <table:table-row table:style-name="ro1">
          <table:table-cell table:formula="of:=SIN([$'0-to-402'.A278]/64)" office:value-type="float" office:value="-0.927074600504712" calcext:value-type="float">
            <text:p>-0.92707460050471200</text:p>
          </table:table-cell>
        </table:table-row>
        <table:table-row table:style-name="ro1">
          <table:table-cell table:formula="of:=SIN([$'0-to-402'.A279]/64)" office:value-type="float" office:value="-0.932818647640674" calcext:value-type="float">
            <text:p>-0.93281864764067400</text:p>
          </table:table-cell>
        </table:table-row>
        <table:table-row table:style-name="ro1">
          <table:table-cell table:formula="of:=SIN([$'0-to-402'.A280]/64)" office:value-type="float" office:value="-0.938334960482313" calcext:value-type="float">
            <text:p>-0.93833496048231300</text:p>
          </table:table-cell>
        </table:table-row>
        <table:table-row table:style-name="ro1">
          <table:table-cell table:formula="of:=SIN([$'0-to-402'.A281]/64)" office:value-type="float" office:value="-0.943622192300962" calcext:value-type="float">
            <text:p>-0.94362219230096200</text:p>
          </table:table-cell>
        </table:table-row>
        <table:table-row table:style-name="ro1">
          <table:table-cell table:formula="of:=SIN([$'0-to-402'.A282]/64)" office:value-type="float" office:value="-0.948679052294803" calcext:value-type="float">
            <text:p>-0.94867905229480300</text:p>
          </table:table-cell>
        </table:table-row>
        <table:table-row table:style-name="ro1">
          <table:table-cell table:formula="of:=SIN([$'0-to-402'.A283]/64)" office:value-type="float" office:value="-0.953504305903994" calcext:value-type="float">
            <text:p>-0.95350430590399400</text:p>
          </table:table-cell>
        </table:table-row>
        <table:table-row table:style-name="ro1">
          <table:table-cell table:formula="of:=SIN([$'0-to-402'.A284]/64)" office:value-type="float" office:value="-0.95809677511207" calcext:value-type="float">
            <text:p>-0.95809677511207000</text:p>
          </table:table-cell>
        </table:table-row>
        <table:table-row table:style-name="ro1">
          <table:table-cell table:formula="of:=SIN([$'0-to-402'.A285]/64)" office:value-type="float" office:value="-0.962455338733539" calcext:value-type="float">
            <text:p>-0.96245533873353900</text:p>
          </table:table-cell>
        </table:table-row>
        <table:table-row table:style-name="ro1">
          <table:table-cell table:formula="of:=SIN([$'0-to-402'.A286]/64)" office:value-type="float" office:value="-0.966578932687604" calcext:value-type="float">
            <text:p>-0.96657893268760400</text:p>
          </table:table-cell>
        </table:table-row>
        <table:table-row table:style-name="ro1">
          <table:table-cell table:formula="of:=SIN([$'0-to-402'.A287]/64)" office:value-type="float" office:value="-0.970466550257941" calcext:value-type="float">
            <text:p>-0.97046655025794100</text:p>
          </table:table-cell>
        </table:table-row>
        <table:table-row table:style-name="ro1">
          <table:table-cell table:formula="of:=SIN([$'0-to-402'.A288]/64)" office:value-type="float" office:value="-0.974117242338476" calcext:value-type="float">
            <text:p>-0.97411724233847600</text:p>
          </table:table-cell>
        </table:table-row>
        <table:table-row table:style-name="ro1">
          <table:table-cell table:formula="of:=SIN([$'0-to-402'.A289]/64)" office:value-type="float" office:value="-0.977530117665097" calcext:value-type="float">
            <text:p>-0.97753011766509700</text:p>
          </table:table-cell>
        </table:table-row>
        <table:table-row table:style-name="ro1">
          <table:table-cell table:formula="of:=SIN([$'0-to-402'.A290]/64)" office:value-type="float" office:value="-0.98070434303324" calcext:value-type="float">
            <text:p>-0.98070434303324000</text:p>
          </table:table-cell>
        </table:table-row>
        <table:table-row table:style-name="ro1">
          <table:table-cell table:formula="of:=SIN([$'0-to-402'.A291]/64)" office:value-type="float" office:value="-0.983639143501306" calcext:value-type="float">
            <text:p>-0.98363914350130600</text:p>
          </table:table-cell>
        </table:table-row>
        <table:table-row table:style-name="ro1">
          <table:table-cell table:formula="of:=SIN([$'0-to-402'.A292]/64)" office:value-type="float" office:value="-0.986333802579852" calcext:value-type="float">
            <text:p>-0.98633380257985200</text:p>
          </table:table-cell>
        </table:table-row>
        <table:table-row table:style-name="ro1">
          <table:table-cell table:formula="of:=SIN([$'0-to-402'.A293]/64)" office:value-type="float" office:value="-0.988787662406511" calcext:value-type="float">
            <text:p>-0.98878766240651100</text:p>
          </table:table-cell>
        </table:table-row>
        <table:table-row table:style-name="ro1">
          <table:table-cell table:formula="of:=SIN([$'0-to-402'.A294]/64)" office:value-type="float" office:value="-0.991000123906599" calcext:value-type="float">
            <text:p>-0.99100012390659900</text:p>
          </table:table-cell>
        </table:table-row>
        <table:table-row table:style-name="ro1">
          <table:table-cell table:formula="of:=SIN([$'0-to-402'.A295]/64)" office:value-type="float" office:value="-0.992970646939372" calcext:value-type="float">
            <text:p>-0.99297064693937200</text:p>
          </table:table-cell>
        </table:table-row>
        <table:table-row table:style-name="ro1">
          <table:table-cell table:formula="of:=SIN([$'0-to-402'.A296]/64)" office:value-type="float" office:value="-0.994698750429893" calcext:value-type="float">
            <text:p>-0.99469875042989300</text:p>
          </table:table-cell>
        </table:table-row>
        <table:table-row table:style-name="ro1">
          <table:table-cell table:formula="of:=SIN([$'0-to-402'.A297]/64)" office:value-type="float" office:value="-0.996184012486479" calcext:value-type="float">
            <text:p>-0.99618401248647900</text:p>
          </table:table-cell>
        </table:table-row>
        <table:table-row table:style-name="ro1">
          <table:table-cell table:formula="of:=SIN([$'0-to-402'.A298]/64)" office:value-type="float" office:value="-0.997426070503701" calcext:value-type="float">
            <text:p>-0.99742607050370100</text:p>
          </table:table-cell>
        </table:table-row>
        <table:table-row table:style-name="ro1">
          <table:table-cell table:formula="of:=SIN([$'0-to-402'.A299]/64)" office:value-type="float" office:value="-0.998424621250908" calcext:value-type="float">
            <text:p>-0.99842462125090800</text:p>
          </table:table-cell>
        </table:table-row>
        <table:table-row table:style-name="ro1">
          <table:table-cell table:formula="of:=SIN([$'0-to-402'.A300]/64)" office:value-type="float" office:value="-0.999179420946255" calcext:value-type="float">
            <text:p>-0.99917942094625500</text:p>
          </table:table-cell>
        </table:table-row>
        <table:table-row table:style-name="ro1">
          <table:table-cell table:formula="of:=SIN([$'0-to-402'.A301]/64)" office:value-type="float" office:value="-0.999690285316223" calcext:value-type="float">
            <text:p>-0.99969028531622300</text:p>
          </table:table-cell>
        </table:table-row>
        <table:table-row table:style-name="ro1">
          <table:table-cell table:formula="of:=SIN([$'0-to-402'.A302]/64)" office:value-type="float" office:value="-0.999957089640603" calcext:value-type="float">
            <text:p>-0.99995708964060300</text:p>
          </table:table-cell>
        </table:table-row>
        <table:table-row table:style-name="ro1">
          <table:table-cell table:formula="of:=SIN([$'0-to-402'.A303]/64)" office:value-type="float" office:value="-0.999979768782944" calcext:value-type="float">
            <text:p>-0.99997976878294400</text:p>
          </table:table-cell>
        </table:table-row>
        <table:table-row table:style-name="ro1">
          <table:table-cell table:formula="of:=SIN([$'0-to-402'.A304]/64)" office:value-type="float" office:value="-0.999758317206461" calcext:value-type="float">
            <text:p>-0.99975831720646100</text:p>
          </table:table-cell>
        </table:table-row>
        <table:table-row table:style-name="ro1">
          <table:table-cell table:formula="of:=SIN([$'0-to-402'.A305]/64)" office:value-type="float" office:value="-0.999292788975378" calcext:value-type="float">
            <text:p>-0.99929278897537800</text:p>
          </table:table-cell>
        </table:table-row>
        <table:table-row table:style-name="ro1">
          <table:table-cell table:formula="of:=SIN([$'0-to-402'.A306]/64)" office:value-type="float" office:value="-0.998583297741737" calcext:value-type="float">
            <text:p>-0.99858329774173700</text:p>
          </table:table-cell>
        </table:table-row>
        <table:table-row table:style-name="ro1">
          <table:table-cell table:formula="of:=SIN([$'0-to-402'.A307]/64)" office:value-type="float" office:value="-0.997630016717648" calcext:value-type="float">
            <text:p>-0.99763001671764800</text:p>
          </table:table-cell>
        </table:table-row>
        <table:table-row table:style-name="ro1">
          <table:table-cell table:formula="of:=SIN([$'0-to-402'.A308]/64)" office:value-type="float" office:value="-0.996433178633001" calcext:value-type="float">
            <text:p>-0.99643317863300100</text:p>
          </table:table-cell>
        </table:table-row>
        <table:table-row table:style-name="ro1">
          <table:table-cell table:formula="of:=SIN([$'0-to-402'.A309]/64)" office:value-type="float" office:value="-0.994993075678648" calcext:value-type="float">
            <text:p>-0.99499307567864800</text:p>
          </table:table-cell>
        </table:table-row>
        <table:table-row table:style-name="ro1">
          <table:table-cell table:formula="of:=SIN([$'0-to-402'.A310]/64)" office:value-type="float" office:value="-0.993310059435071" calcext:value-type="float">
            <text:p>-0.99331005943507100</text:p>
          </table:table-cell>
        </table:table-row>
        <table:table-row table:style-name="ro1">
          <table:table-cell table:formula="of:=SIN([$'0-to-402'.A311]/64)" office:value-type="float" office:value="-0.99138454078655" calcext:value-type="float">
            <text:p>-0.99138454078655000</text:p>
          </table:table-cell>
        </table:table-row>
        <table:table-row table:style-name="ro1">
          <table:table-cell table:formula="of:=SIN([$'0-to-402'.A312]/64)" office:value-type="float" office:value="-0.989216989820847" calcext:value-type="float">
            <text:p>-0.98921698982084700</text:p>
          </table:table-cell>
        </table:table-row>
        <table:table-row table:style-name="ro1">
          <table:table-cell table:formula="of:=SIN([$'0-to-402'.A313]/64)" office:value-type="float" office:value="-0.986807935714441" calcext:value-type="float">
            <text:p>-0.98680793571444100</text:p>
          </table:table-cell>
        </table:table-row>
        <table:table-row table:style-name="ro1">
          <table:table-cell table:formula="of:=SIN([$'0-to-402'.A314]/64)" office:value-type="float" office:value="-0.984157966603344" calcext:value-type="float">
            <text:p>-0.98415796660334400</text:p>
          </table:table-cell>
        </table:table-row>
        <table:table-row table:style-name="ro1">
          <table:table-cell table:formula="of:=SIN([$'0-to-402'.A315]/64)" office:value-type="float" office:value="-0.981267729439507" calcext:value-type="float">
            <text:p>-0.98126772943950700</text:p>
          </table:table-cell>
        </table:table-row>
        <table:table-row table:style-name="ro1">
          <table:table-cell table:formula="of:=SIN([$'0-to-402'.A316]/64)" office:value-type="float" office:value="-0.978137929832882" calcext:value-type="float">
            <text:p>-0.97813792983288200</text:p>
          </table:table-cell>
        </table:table-row>
        <table:table-row table:style-name="ro1">
          <table:table-cell table:formula="of:=SIN([$'0-to-402'.A317]/64)" office:value-type="float" office:value="-0.974769331879155" calcext:value-type="float">
            <text:p>-0.97476933187915500</text:p>
          </table:table-cell>
        </table:table-row>
        <table:table-row table:style-name="ro1">
          <table:table-cell table:formula="of:=SIN([$'0-to-402'.A318]/64)" office:value-type="float" office:value="-0.971162757973205" calcext:value-type="float">
            <text:p>-0.97116275797320500</text:p>
          </table:table-cell>
        </table:table-row>
        <table:table-row table:style-name="ro1">
          <table:table-cell table:formula="of:=SIN([$'0-to-402'.A319]/64)" office:value-type="float" office:value="-0.967319088608326" calcext:value-type="float">
            <text:p>-0.96731908860832600</text:p>
          </table:table-cell>
        </table:table-row>
        <table:table-row table:style-name="ro1">
          <table:table-cell table:formula="of:=SIN([$'0-to-402'.A320]/64)" office:value-type="float" office:value="-0.963239262161265" calcext:value-type="float">
            <text:p>-0.96323926216126500</text:p>
          </table:table-cell>
        </table:table-row>
        <table:table-row table:style-name="ro1">
          <table:table-cell table:formula="of:=SIN([$'0-to-402'.A321]/64)" office:value-type="float" office:value="-0.958924274663139" calcext:value-type="float">
            <text:p>-0.95892427466313900</text:p>
          </table:table-cell>
        </table:table-row>
        <table:table-row table:style-name="ro1">
          <table:table-cell table:formula="of:=SIN([$'0-to-402'.A322]/64)" office:value-type="float" office:value="-0.954375179556257" calcext:value-type="float">
            <text:p>-0.95437517955625700</text:p>
          </table:table-cell>
        </table:table-row>
        <table:table-row table:style-name="ro1">
          <table:table-cell table:formula="of:=SIN([$'0-to-402'.A323]/64)" office:value-type="float" office:value="-0.949593087436949" calcext:value-type="float">
            <text:p>-0.94959308743694900</text:p>
          </table:table-cell>
        </table:table-row>
        <table:table-row table:style-name="ro1">
          <table:table-cell table:formula="of:=SIN([$'0-to-402'.A324]/64)" office:value-type="float" office:value="-0.94457916578442" calcext:value-type="float">
            <text:p>-0.94457916578442000</text:p>
          </table:table-cell>
        </table:table-row>
        <table:table-row table:style-name="ro1">
          <table:table-cell table:formula="of:=SIN([$'0-to-402'.A325]/64)" office:value-type="float" office:value="-0.939334638675732" calcext:value-type="float">
            <text:p>-0.93933463867573200</text:p>
          </table:table-cell>
        </table:table-row>
        <table:table-row table:style-name="ro1">
          <table:table-cell table:formula="of:=SIN([$'0-to-402'.A326]/64)" office:value-type="float" office:value="-0.93386078648696" calcext:value-type="float">
            <text:p>-0.93386078648696000</text:p>
          </table:table-cell>
        </table:table-row>
        <table:table-row table:style-name="ro1">
          <table:table-cell table:formula="of:=SIN([$'0-to-402'.A327]/64)" office:value-type="float" office:value="-0.928158945580612" calcext:value-type="float">
            <text:p>-0.92815894558061200</text:p>
          </table:table-cell>
        </table:table-row>
        <table:table-row table:style-name="ro1">
          <table:table-cell table:formula="of:=SIN([$'0-to-402'.A328]/64)" office:value-type="float" office:value="-0.922230507979368" calcext:value-type="float">
            <text:p>-0.92223050797936800</text:p>
          </table:table-cell>
        </table:table-row>
        <table:table-row table:style-name="ro1">
          <table:table-cell table:formula="of:=SIN([$'0-to-402'.A329]/64)" office:value-type="float" office:value="-0.916076921026244" calcext:value-type="float">
            <text:p>-0.91607692102624400</text:p>
          </table:table-cell>
        </table:table-row>
        <table:table-row table:style-name="ro1">
          <table:table-cell table:formula="of:=SIN([$'0-to-402'.A330]/64)" office:value-type="float" office:value="-0.909699687031238" calcext:value-type="float">
            <text:p>-0.90969968703123800</text:p>
          </table:table-cell>
        </table:table-row>
        <table:table-row table:style-name="ro1">
          <table:table-cell table:formula="of:=SIN([$'0-to-402'.A331]/64)" office:value-type="float" office:value="-0.903100362904568" calcext:value-type="float">
            <text:p>-0.90310036290456800</text:p>
          </table:table-cell>
        </table:table-row>
        <table:table-row table:style-name="ro1">
          <table:table-cell table:formula="of:=SIN([$'0-to-402'.A332]/64)" office:value-type="float" office:value="-0.896280559776573" calcext:value-type="float">
            <text:p>-0.89628055977657300</text:p>
          </table:table-cell>
        </table:table-row>
        <table:table-row table:style-name="ro1">
          <table:table-cell table:formula="of:=SIN([$'0-to-402'.A333]/64)" office:value-type="float" office:value="-0.889241942604376" calcext:value-type="float">
            <text:p>-0.88924194260437600</text:p>
          </table:table-cell>
        </table:table-row>
        <table:table-row table:style-name="ro1">
          <table:table-cell table:formula="of:=SIN([$'0-to-402'.A334]/64)" office:value-type="float" office:value="-0.881986229765412" calcext:value-type="float">
            <text:p>-0.88198622976541200</text:p>
          </table:table-cell>
        </table:table-row>
        <table:table-row table:style-name="ro1">
          <table:table-cell table:formula="of:=SIN([$'0-to-402'.A335]/64)" office:value-type="float" office:value="-0.874515192637909" calcext:value-type="float">
            <text:p>-0.87451519263790900</text:p>
          </table:table-cell>
        </table:table-row>
        <table:table-row table:style-name="ro1">
          <table:table-cell table:formula="of:=SIN([$'0-to-402'.A336]/64)" office:value-type="float" office:value="-0.866830655168432" calcext:value-type="float">
            <text:p>-0.86683065516843200</text:p>
          </table:table-cell>
        </table:table-row>
        <table:table-row table:style-name="ro1">
          <table:table-cell table:formula="of:=SIN([$'0-to-402'.A337]/64)" office:value-type="float" office:value="-0.858934493426592" calcext:value-type="float">
            <text:p>-0.85893449342659200</text:p>
          </table:table-cell>
        </table:table-row>
        <table:table-row table:style-name="ro1">
          <table:table-cell table:formula="of:=SIN([$'0-to-402'.A338]/64)" office:value-type="float" office:value="-0.850828635147032" calcext:value-type="float">
            <text:p>-0.85082863514703200</text:p>
          </table:table-cell>
        </table:table-row>
        <table:table-row table:style-name="ro1">
          <table:table-cell table:formula="of:=SIN([$'0-to-402'.A339]/64)" office:value-type="float" office:value="-0.842515059258797" calcext:value-type="float">
            <text:p>-0.84251505925879700</text:p>
          </table:table-cell>
        </table:table-row>
        <table:table-row table:style-name="ro1">
          <table:table-cell table:formula="of:=SIN([$'0-to-402'.A340]/64)" office:value-type="float" office:value="-0.833995795402206" calcext:value-type="float">
            <text:p>-0.83399579540220600</text:p>
          </table:table-cell>
        </table:table-row>
        <table:table-row table:style-name="ro1">
          <table:table-cell table:formula="of:=SIN([$'0-to-402'.A341]/64)" office:value-type="float" office:value="-0.825272923433346" calcext:value-type="float">
            <text:p>-0.82527292343334600</text:p>
          </table:table-cell>
        </table:table-row>
        <table:table-row table:style-name="ro1">
          <table:table-cell table:formula="of:=SIN([$'0-to-402'.A342]/64)" office:value-type="float" office:value="-0.816348572916305" calcext:value-type="float">
            <text:p>-0.81634857291630500</text:p>
          </table:table-cell>
        </table:table-row>
        <table:table-row table:style-name="ro1">
          <table:table-cell table:formula="of:=SIN([$'0-to-402'.A343]/64)" office:value-type="float" office:value="-0.807224922603269" calcext:value-type="float">
            <text:p>-0.80722492260326900</text:p>
          </table:table-cell>
        </table:table-row>
        <table:table-row table:style-name="ro1">
          <table:table-cell table:formula="of:=SIN([$'0-to-402'.A344]/64)" office:value-type="float" office:value="-0.797904199902609" calcext:value-type="float">
            <text:p>-0.79790419990260900</text:p>
          </table:table-cell>
        </table:table-row>
        <table:table-row table:style-name="ro1">
          <table:table-cell table:formula="of:=SIN([$'0-to-402'.A345]/64)" office:value-type="float" office:value="-0.788388680335096" calcext:value-type="float">
            <text:p>-0.78838868033509600</text:p>
          </table:table-cell>
        </table:table-row>
        <table:table-row table:style-name="ro1">
          <table:table-cell table:formula="of:=SIN([$'0-to-402'.A346]/64)" office:value-type="float" office:value="-0.778680686978361" calcext:value-type="float">
            <text:p>-0.77868068697836100</text:p>
          </table:table-cell>
        </table:table-row>
        <table:table-row table:style-name="ro1">
          <table:table-cell table:formula="of:=SIN([$'0-to-402'.A347]/64)" office:value-type="float" office:value="-0.768782589899748" calcext:value-type="float">
            <text:p>-0.76878258989974800</text:p>
          </table:table-cell>
        </table:table-row>
        <table:table-row table:style-name="ro1">
          <table:table-cell table:formula="of:=SIN([$'0-to-402'.A348]/64)" office:value-type="float" office:value="-0.758696805577702" calcext:value-type="float">
            <text:p>-0.75869680557770200</text:p>
          </table:table-cell>
        </table:table-row>
        <table:table-row table:style-name="ro1">
          <table:table-cell table:formula="of:=SIN([$'0-to-402'.A349]/64)" office:value-type="float" office:value="-0.748425796311813" calcext:value-type="float">
            <text:p>-0.74842579631181300</text:p>
          </table:table-cell>
        </table:table-row>
        <table:table-row table:style-name="ro1">
          <table:table-cell table:formula="of:=SIN([$'0-to-402'.A350]/64)" office:value-type="float" office:value="-0.737972069621687" calcext:value-type="float">
            <text:p>-0.73797206962168700</text:p>
          </table:table-cell>
        </table:table-row>
        <table:table-row table:style-name="ro1">
          <table:table-cell table:formula="of:=SIN([$'0-to-402'.A351]/64)" office:value-type="float" office:value="-0.727338177634769" calcext:value-type="float">
            <text:p>-0.72733817763476900</text:p>
          </table:table-cell>
        </table:table-row>
        <table:table-row table:style-name="ro1">
          <table:table-cell table:formula="of:=SIN([$'0-to-402'.A352]/64)" office:value-type="float" office:value="-0.716526716463275" calcext:value-type="float">
            <text:p>-0.71652671646327500</text:p>
          </table:table-cell>
        </table:table-row>
        <table:table-row table:style-name="ro1">
          <table:table-cell table:formula="of:=SIN([$'0-to-402'.A353]/64)" office:value-type="float" office:value="-0.705540325570392" calcext:value-type="float">
            <text:p>-0.70554032557039200</text:p>
          </table:table-cell>
        </table:table-row>
        <table:table-row table:style-name="ro1">
          <table:table-cell table:formula="of:=SIN([$'0-to-402'.A354]/64)" office:value-type="float" office:value="-0.69438168712589" calcext:value-type="float">
            <text:p>-0.69438168712589000</text:p>
          </table:table-cell>
        </table:table-row>
        <table:table-row table:style-name="ro1">
          <table:table-cell table:formula="of:=SIN([$'0-to-402'.A355]/64)" office:value-type="float" office:value="-0.683053525351307" calcext:value-type="float">
            <text:p>-0.68305352535130700</text:p>
          </table:table-cell>
        </table:table-row>
        <table:table-row table:style-name="ro1">
          <table:table-cell table:formula="of:=SIN([$'0-to-402'.A356]/64)" office:value-type="float" office:value="-0.671558605854873" calcext:value-type="float">
            <text:p>-0.67155860585487300</text:p>
          </table:table-cell>
        </table:table-row>
        <table:table-row table:style-name="ro1">
          <table:table-cell table:formula="of:=SIN([$'0-to-402'.A357]/64)" office:value-type="float" office:value="-0.659899734956321" calcext:value-type="float">
            <text:p>-0.65989973495632100</text:p>
          </table:table-cell>
        </table:table-row>
        <table:table-row table:style-name="ro1">
          <table:table-cell table:formula="of:=SIN([$'0-to-402'.A358]/64)" office:value-type="float" office:value="-0.648079759001771" calcext:value-type="float">
            <text:p>-0.64807975900177100</text:p>
          </table:table-cell>
        </table:table-row>
        <table:table-row table:style-name="ro1">
          <table:table-cell table:formula="of:=SIN([$'0-to-402'.A359]/64)" office:value-type="float" office:value="-0.63610156366883" calcext:value-type="float">
            <text:p>-0.63610156366883000</text:p>
          </table:table-cell>
        </table:table-row>
        <table:table-row table:style-name="ro1">
          <table:table-cell table:formula="of:=SIN([$'0-to-402'.A360]/64)" office:value-type="float" office:value="-0.623968073262095" calcext:value-type="float">
            <text:p>-0.62396807326209500</text:p>
          </table:table-cell>
        </table:table-row>
        <table:table-row table:style-name="ro1">
          <table:table-cell table:formula="of:=SIN([$'0-to-402'.A361]/64)" office:value-type="float" office:value="-0.611682249999232" calcext:value-type="float">
            <text:p>-0.61168224999923200</text:p>
          </table:table-cell>
        </table:table-row>
        <table:table-row table:style-name="ro1">
          <table:table-cell table:formula="of:=SIN([$'0-to-402'.A362]/64)" office:value-type="float" office:value="-0.599247093287787" calcext:value-type="float">
            <text:p>-0.59924709328778700</text:p>
          </table:table-cell>
        </table:table-row>
        <table:table-row table:style-name="ro1">
          <table:table-cell table:formula="of:=SIN([$'0-to-402'.A363]/64)" office:value-type="float" office:value="-0.586665638992925" calcext:value-type="float">
            <text:p>-0.58666563899292500</text:p>
          </table:table-cell>
        </table:table-row>
        <table:table-row table:style-name="ro1">
          <table:table-cell table:formula="of:=SIN([$'0-to-402'.A364]/64)" office:value-type="float" office:value="-0.573940958696269" calcext:value-type="float">
            <text:p>-0.57394095869626900</text:p>
          </table:table-cell>
        </table:table-row>
        <table:table-row table:style-name="ro1">
          <table:table-cell table:formula="of:=SIN([$'0-to-402'.A365]/64)" office:value-type="float" office:value="-0.561076158946017" calcext:value-type="float">
            <text:p>-0.56107615894601700</text:p>
          </table:table-cell>
        </table:table-row>
        <table:table-row table:style-name="ro1">
          <table:table-cell table:formula="of:=SIN([$'0-to-402'.A366]/64)" office:value-type="float" office:value="-0.548074380498519" calcext:value-type="float">
            <text:p>-0.54807438049851900</text:p>
          </table:table-cell>
        </table:table-row>
        <table:table-row table:style-name="ro1">
          <table:table-cell table:formula="of:=SIN([$'0-to-402'.A367]/64)" office:value-type="float" office:value="-0.534938797551513" calcext:value-type="float">
            <text:p>-0.53493879755151300</text:p>
          </table:table-cell>
        </table:table-row>
        <table:table-row table:style-name="ro1">
          <table:table-cell table:formula="of:=SIN([$'0-to-402'.A368]/64)" office:value-type="float" office:value="-0.521672616969185" calcext:value-type="float">
            <text:p>-0.52167261696918500</text:p>
          </table:table-cell>
        </table:table-row>
        <table:table-row table:style-name="ro1">
          <table:table-cell table:formula="of:=SIN([$'0-to-402'.A369]/64)" office:value-type="float" office:value="-0.508279077499258" calcext:value-type="float">
            <text:p>-0.50827907749925800</text:p>
          </table:table-cell>
        </table:table-row>
        <table:table-row table:style-name="ro1">
          <table:table-cell table:formula="of:=SIN([$'0-to-402'.A370]/64)" office:value-type="float" office:value="-0.494761448982306" calcext:value-type="float">
            <text:p>-0.49476144898230600</text:p>
          </table:table-cell>
        </table:table-row>
        <table:table-row table:style-name="ro1">
          <table:table-cell table:formula="of:=SIN([$'0-to-402'.A371]/64)" office:value-type="float" office:value="-0.48112303155346" calcext:value-type="float">
            <text:p>-0.48112303155346000</text:p>
          </table:table-cell>
        </table:table-row>
        <table:table-row table:style-name="ro1">
          <table:table-cell table:formula="of:=SIN([$'0-to-402'.A372]/64)" office:value-type="float" office:value="-0.467367154836733" calcext:value-type="float">
            <text:p>-0.46736715483673300</text:p>
          </table:table-cell>
        </table:table-row>
        <table:table-row table:style-name="ro1">
          <table:table-cell table:formula="of:=SIN([$'0-to-402'.A373]/64)" office:value-type="float" office:value="-0.453497177132138" calcext:value-type="float">
            <text:p>-0.45349717713213800</text:p>
          </table:table-cell>
        </table:table-row>
        <table:table-row table:style-name="ro1">
          <table:table-cell table:formula="of:=SIN([$'0-to-402'.A374]/64)" office:value-type="float" office:value="-0.43951648459581" calcext:value-type="float">
            <text:p>-0.43951648459581000</text:p>
          </table:table-cell>
        </table:table-row>
        <table:table-row table:style-name="ro1">
          <table:table-cell table:formula="of:=SIN([$'0-to-402'.A375]/64)" office:value-type="float" office:value="-0.425428490413318" calcext:value-type="float">
            <text:p>-0.42542849041331800</text:p>
          </table:table-cell>
        </table:table-row>
        <table:table-row table:style-name="ro1">
          <table:table-cell table:formula="of:=SIN([$'0-to-402'.A376]/64)" office:value-type="float" office:value="-0.411236633966394" calcext:value-type="float">
            <text:p>-0.41123663396639400</text:p>
          </table:table-cell>
        </table:table-row>
        <table:table-row table:style-name="ro1">
          <table:table-cell table:formula="of:=SIN([$'0-to-402'.A377]/64)" office:value-type="float" office:value="-0.396944379993247" calcext:value-type="float">
            <text:p>-0.39694437999324700</text:p>
          </table:table-cell>
        </table:table-row>
        <table:table-row table:style-name="ro1">
          <table:table-cell table:formula="of:=SIN([$'0-to-402'.A378]/64)" office:value-type="float" office:value="-0.382555217742707" calcext:value-type="float">
            <text:p>-0.38255521774270700</text:p>
          </table:table-cell>
        </table:table-row>
        <table:table-row table:style-name="ro1">
          <table:table-cell table:formula="of:=SIN([$'0-to-402'.A379]/64)" office:value-type="float" office:value="-0.368072660122367" calcext:value-type="float">
            <text:p>-0.36807266012236700</text:p>
          </table:table-cell>
        </table:table-row>
        <table:table-row table:style-name="ro1">
          <table:table-cell table:formula="of:=SIN([$'0-to-402'.A380]/64)" office:value-type="float" office:value="-0.353500242840961" calcext:value-type="float">
            <text:p>-0.35350024284096100</text:p>
          </table:table-cell>
        </table:table-row>
        <table:table-row table:style-name="ro1">
          <table:table-cell table:formula="of:=SIN([$'0-to-402'.A381]/64)" office:value-type="float" office:value="-0.33884152354517" calcext:value-type="float">
            <text:p>-0.33884152354517000</text:p>
          </table:table-cell>
        </table:table-row>
        <table:table-row table:style-name="ro1">
          <table:table-cell table:formula="of:=SIN([$'0-to-402'.A382]/64)" office:value-type="float" office:value="-0.324100080951076" calcext:value-type="float">
            <text:p>-0.32410008095107600</text:p>
          </table:table-cell>
        </table:table-row>
        <table:table-row table:style-name="ro1">
          <table:table-cell table:formula="of:=SIN([$'0-to-402'.A383]/64)" office:value-type="float" office:value="-0.309279513970465" calcext:value-type="float">
            <text:p>-0.30927951397046500</text:p>
          </table:table-cell>
        </table:table-row>
        <table:table-row table:style-name="ro1">
          <table:table-cell table:formula="of:=SIN([$'0-to-402'.A384]/64)" office:value-type="float" office:value="-0.29438344083221" calcext:value-type="float">
            <text:p>-0.29438344083221000</text:p>
          </table:table-cell>
        </table:table-row>
        <table:table-row table:style-name="ro1">
          <table:table-cell table:formula="of:=SIN([$'0-to-402'.A385]/64)" office:value-type="float" office:value="-0.279415498198926" calcext:value-type="float">
            <text:p>-0.27941549819892600</text:p>
          </table:table-cell>
        </table:table-row>
        <table:table-row table:style-name="ro1">
          <table:table-cell table:formula="of:=SIN([$'0-to-402'.A386]/64)" office:value-type="float" office:value="-0.264379340279138" calcext:value-type="float">
            <text:p>-0.26437934027913800</text:p>
          </table:table-cell>
        </table:table-row>
        <table:table-row table:style-name="ro1">
          <table:table-cell table:formula="of:=SIN([$'0-to-402'.A387]/64)" office:value-type="float" office:value="-0.249278637935152" calcext:value-type="float">
            <text:p>-0.24927863793515200</text:p>
          </table:table-cell>
        </table:table-row>
        <table:table-row table:style-name="ro1">
          <table:table-cell table:formula="of:=SIN([$'0-to-402'.A388]/64)" office:value-type="float" office:value="-0.234117077786873" calcext:value-type="float">
            <text:p>-0.23411707778687300</text:p>
          </table:table-cell>
        </table:table-row>
        <table:table-row table:style-name="ro1">
          <table:table-cell table:formula="of:=SIN([$'0-to-402'.A389]/64)" office:value-type="float" office:value="-0.218898361311761" calcext:value-type="float">
            <text:p>-0.21889836131176100</text:p>
          </table:table-cell>
        </table:table-row>
        <table:table-row table:style-name="ro1">
          <table:table-cell table:formula="of:=SIN([$'0-to-402'.A390]/64)" office:value-type="float" office:value="-0.203626203941179" calcext:value-type="float">
            <text:p>-0.20362620394117900</text:p>
          </table:table-cell>
        </table:table-row>
        <table:table-row table:style-name="ro1">
          <table:table-cell table:formula="of:=SIN([$'0-to-402'.A391]/64)" office:value-type="float" office:value="-0.188304334153315" calcext:value-type="float">
            <text:p>-0.18830433415331500</text:p>
          </table:table-cell>
        </table:table-row>
        <table:table-row table:style-name="ro1">
          <table:table-cell table:formula="of:=SIN([$'0-to-402'.A392]/64)" office:value-type="float" office:value="-0.17293649256293" calcext:value-type="float">
            <text:p>-0.17293649256293000</text:p>
          </table:table-cell>
        </table:table-row>
        <table:table-row table:style-name="ro1">
          <table:table-cell table:formula="of:=SIN([$'0-to-402'.A393]/64)" office:value-type="float" office:value="-0.157526431008143" calcext:value-type="float">
            <text:p>-0.15752643100814300</text:p>
          </table:table-cell>
        </table:table-row>
        <table:table-row table:style-name="ro1">
          <table:table-cell table:formula="of:=SIN([$'0-to-402'.A394]/64)" office:value-type="float" office:value="-0.142077911634472" calcext:value-type="float">
            <text:p>-0.14207791163447200</text:p>
          </table:table-cell>
        </table:table-row>
        <table:table-row table:style-name="ro1">
          <table:table-cell table:formula="of:=SIN([$'0-to-402'.A395]/64)" office:value-type="float" office:value="-0.126594705976358" calcext:value-type="float">
            <text:p>-0.12659470597635800</text:p>
          </table:table-cell>
        </table:table-row>
        <table:table-row table:style-name="ro1">
          <table:table-cell table:formula="of:=SIN([$'0-to-402'.A396]/64)" office:value-type="float" office:value="-0.111080594036404" calcext:value-type="float">
            <text:p>-0.11108059403640400</text:p>
          </table:table-cell>
        </table:table-row>
        <table:table-row table:style-name="ro1">
          <table:table-cell table:formula="of:=SIN([$'0-to-402'.A397]/64)" office:value-type="float" office:value="-0.0955393633625346" calcext:value-type="float">
            <text:p>-0.09553936336253460</text:p>
          </table:table-cell>
        </table:table-row>
        <table:table-row table:style-name="ro1">
          <table:table-cell table:formula="of:=SIN([$'0-to-402'.A398]/64)" office:value-type="float" office:value="-0.0799748081233272" calcext:value-type="float">
            <text:p>-0.07997480812332720</text:p>
          </table:table-cell>
        </table:table-row>
        <table:table-row table:style-name="ro1">
          <table:table-cell table:formula="of:=SIN([$'0-to-402'.A399]/64)" office:value-type="float" office:value="-0.0643907281817163" calcext:value-type="float">
            <text:p>-0.06439072818171630</text:p>
          </table:table-cell>
        </table:table-row>
        <table:table-row table:style-name="ro1">
          <table:table-cell table:formula="of:=SIN([$'0-to-402'.A400]/64)" office:value-type="float" office:value="-0.0487909281673125" calcext:value-type="float">
            <text:p>-0.04879092816731250</text:p>
          </table:table-cell>
        </table:table-row>
        <table:table-row table:style-name="ro1">
          <table:table-cell table:formula="of:=SIN([$'0-to-402'.A401]/64)" office:value-type="float" office:value="-0.0331792165475568" calcext:value-type="float">
            <text:p>-0.03317921654755680</text:p>
          </table:table-cell>
        </table:table-row>
        <table:table-row table:style-name="ro1">
          <table:table-cell table:formula="of:=SIN([$'0-to-402'.A402]/64)" office:value-type="float" office:value="-0.0175594046979378" calcext:value-type="float">
            <text:p>-0.01755940469793780</text:p>
          </table:table-cell>
        </table:table-row>
        <table:table-row table:style-name="ro1" table:number-rows-repeated="1048173">
          <table:table-cell/>
        </table:table-row>
        <table:table-row table:style-name="ro1">
          <table:table-cell/>
        </table:table-row>
      </table:table>
      <table:table table:name="0-to-402" table:style-name="ta1"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3:33:02.215356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10:10.695895342</meta:creation-date>
    <dc:date>2020-07-23T13:33:42.461938287</dc:date>
    <meta:editing-duration>PT9M55S</meta:editing-duration>
    <meta:editing-cycles>2</meta:editing-cycles>
    <meta:generator>LibreOffice/6.2.7.1$Linux_X86_64 LibreOffice_project/23edc44b61b830b7d749943e020e96f5a7df63bf</meta:generator>
    <meta:document-statistic meta:table-count="2" meta:cell-count="804" meta:object-count="0"/>
  </office:meta>
</office:document-meta>
</file>